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729in" text:min-label-width="0.25in" text:list-level-position-and-space-mode="label-alignment">
          <style:list-level-label-alignment text:label-followed-by="listtab" fo:margin-left="0.5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729in" text:min-label-width="0.25in" text:list-level-position-and-space-mode="label-alignment">
          <style:list-level-label-alignment text:label-followed-by="listtab" fo:margin-left="0.522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2" style:family="paragraph"/>
    <style:style style:name="T3" style:parent-style-name="DefaultParagraphFont" style:family="text">
      <style:text-properties style:font-name="Wingdings" style:font-name-asian="Wingdings" style:font-name-complex="Wingdings"/>
    </style:style>
    <style:style style:name="T4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&lt;!DOCTYPE html&gt;</text:p>
      <text:p text:style-name="Normal">&lt;html lang=”pt-BR”&gt;</text:p>
      <text:p text:style-name="Normal">&lt;head&gt;</text:p>
      <text:p text:style-name="Normal"><text:s text:c="4"/>&lt;meta charset=”UTF-8”&gt;</text:p>
      <text:p text:style-name="Normal"><text:s text:c="4"/>&lt;meta name=”viewport” content=”width=device-width, initial-scale=1.0”&gt;</text:p>
      <text:p text:style-name="Normal"><text:s text:c="4"/>&lt;title&gt;EARN-USDT SOLANA&lt;/title&gt;</text:p>
      <text:p text:style-name="Normal"><text:s text:c="4"/></text:p>
      <text:p text:style-name="Normal"><text:s text:c="4"/>&lt;link rel=”stylesheet” href=<text:a xlink:href="https://cdnjs.cloudflare.com/ajax/libs/font-awesome/6.4.0/css/all.min.css" office:target-frame-name="_top" xlink:show="replace"><text:span text:style-name="Hyperlink">https://cdnjs.cloudflare.com/ajax/libs/font-awesome/6.4.0/css/all.min.css</text:span></text:a>&gt;</text:p>
      <text:p text:style-name="Normal"><text:s text:c="4"/></text:p>
      <text:p text:style-name="Normal"><text:s text:c="4"/>&lt;style&gt;</text:p>
      <text:p text:style-name="Normal"><text:s text:c="8"/>:root {</text:p>
      <text:p text:style-name="Normal"><text:s text:c="12"/>--primary-color: #27ae60;</text:p>
      <text:p text:style-name="Normal"><text:s text:c="12"/>--primary-hover: #2ecc71;</text:p>
      <text:p text:style-name="Normal"><text:s text:c="12"/>--bg-color: #1a202c;</text:p>
      <text:p text:style-name="Normal"><text:s text:c="12"/>--surface-color: #2d3748;</text:p>
      <text:p text:style-name="Normal"><text:s text:c="12"/>--text-color: #e2e8f0;</text:p>
      <text:p text:style-name="Normal"><text:s text:c="12"/>--text-muted-color: #a0aec0;</text:p>
      <text:p text:style-name="Normal"><text:s text:c="12"/>--border-color: #4a5568;</text:p>
      <text:p text:style-name="Normal"><text:s text:c="12"/>--negative-color: #e53e3e;</text:p>
      <text:p text:style-name="Normal"><text:s text:c="12"/>--positive-color: #48bb78;</text:p>
      <text:p text:style-name="Normal"><text:s text:c="8"/>}</text:p>
      <text:p text:style-name="Normal"/>
      <text:list text:style-name="LFO2" text:continue-numbering="true">
        <text:list-item>
          <text:p text:style-name="P2">{</text:p>
        </text:list-item>
      </text:list>
      <text:p text:style-name="Normal"><text:s text:c="12"/>Margin: 0;</text:p>
      <text:p text:style-name="Normal"><text:s text:c="12"/>Padding: 0;</text:p>
      <text:p text:style-name="Normal"><text:s text:c="12"/>Box-sizing: border-box;</text:p>
      <text:p text:style-name="Normal"><text:s text:c="12"/>Font-family: ‘Segoe UI’, Tahoma, Geneva, Verdana, sans-serif;</text:p>
      <text:p text:style-name="Normal"><text:s text:c="8"/>}</text:p>
      <text:p text:style-name="Normal"/>
      <text:p text:style-name="Normal"><text:s text:c="8"/>Body {</text:p>
      <text:p text:style-name="Normal"><text:s text:c="12"/>Background-color: var(--bg-color);</text:p>
      <text:p text:style-name="Normal"><text:s text:c="12"/>Color: var(--text-color);</text:p>
      <text:p text:style-name="Normal"><text:s text:c="8"/>}</text:p>
      <text:p text:style-name="Normal"/>
      <text:p text:style-name="Normal"><text:s text:c="8"/>#app-root {</text:p>
      <text:p text:style-name="Normal"><text:s text:c="12"/>Display: flex;</text:p>
      <text:p text:style-name="Normal"><text:s text:c="12"/>Justify-content: center;</text:p>
      <text:p text:style-name="Normal"><text:s text:c="12"/>Align-items: flex-start;</text:p>
      <text:p text:style-name="Normal"><text:s text:c="12"/>Min-height: 100vh;</text:p>
      <text:p text:style-name="Normal"><text:s text:c="12"/>Width: 100%;</text:p>
      <text:p text:style-name="Normal"><text:s text:c="8"/>}</text:p>
      <text:p text:style-name="Normal"/>
      <text:p text:style-name="Normal"><text:s text:c="8"/>/* Auth Pages (Login/Sign Up) */</text:p>
      <text:p text:style-name="Normal"><text:s text:c="8"/>.auth-container {</text:p>
      <text:p text:style-name="Normal"><text:s text:c="12"/>Width: 100%;</text:p>
      <text:p text:style-name="Normal"><text:s text:c="12"/>Max-width: 420px;</text:p>
      <text:p text:style-name="Normal"><text:s text:c="12"/>Padding: 2rem;</text:p>
      <text:p text:style-name="Normal"><text:s text:c="12"/>Display: flex;</text:p>
      <text:p text:style-name="Normal"><text:s text:c="12"/>Flex-direction: column;</text:p>
      <text:p text:style-name="Normal"><text:s text:c="12"/>Align-items: center;</text:p>
      <text:p text:style-name="Normal"><text:s text:c="12"/>Position: relative;</text:p>
      <text:p text:style-name="Normal"><text:s text:c="8"/>}</text:p>
      <text:p text:style-name="Normal"/>
      <text:p text:style-name="Normal"><text:s text:c="8"/>.auth-header {</text:p>
      <text:p text:style-name="Normal"><text:s text:c="12"/>Display: flex;</text:p>
      <text:p text:style-name="Normal"><text:s text:c="12"/>Align-items: center;</text:p>
      <text:p text:style-name="Normal"><text:s text:c="12"/>Gap: 1rem;</text:p>
      <text:p text:style-name="Normal"><text:s text:c="12"/>Margin-bottom: 2rem;</text:p>
      <text:p text:style-name="Normal"><text:s text:c="8"/>}</text:p>
      <text:p text:style-name="Normal"/>
      <text:p text:style-name="Normal"><text:s text:c="8"/>.logo {</text:p>
      <text:p text:style-name="Normal"><text:s text:c="12"/>Width: 50px;</text:p>
      <text:p text:style-name="Normal"><text:s text:c="12"/>Height: 50px;</text:p>
      <text:p text:style-name="Normal"><text:s text:c="8"/>}</text:p>
      <text:p text:style-name="Normal"/>
      <text:p text:style-name="Normal"><text:s text:c="8"/>.auth-box {</text:p>
      <text:p text:style-name="Normal"><text:s text:c="12"/>Background-color: var(--surface-color);</text:p>
      <text:p text:style-name="Normal"><text:s text:c="12"/>Padding: 2rem;</text:p>
      <text:p text:style-name="Normal"><text:s text:c="12"/>Border-radius: 12px;</text:p>
      <text:p text:style-name="Normal"><text:s text:c="12"/>Width: 100%;</text:p>
      <text:p text:style-name="Normal"><text:s text:c="12"/>Border: 1px solid var(--border-color);</text:p>
      <text:p text:style-name="Normal"><text:s text:c="8"/>}</text:p>
      <text:p text:style-name="Normal"/>
      <text:p text:style-name="Normal"><text:s text:c="8"/>.auth-box h2 {</text:p>
      <text:p text:style-name="Normal"><text:s text:c="12"/>Color: var(--primary-color);</text:p>
      <text:p text:style-name="Normal"><text:s text:c="12"/>Text-align: center;</text:p>
      <text:p text:style-name="Normal"><text:s text:c="12"/>Margin-bottom: 0.5rem;</text:p>
      <text:p text:style-name="Normal"><text:s text:c="8"/>}</text:p>
      <text:p text:style-name="Normal"/>
      <text:p text:style-name="Normal"><text:s text:c="8"/>.auth-box p {</text:p>
      <text:p text:style-name="Normal"><text:s text:c="12"/>Color: var(--text-muted-color);</text:p>
      <text:p text:style-name="Normal"><text:s text:c="12"/>Text-align: center;</text:p>
      <text:p text:style-name="Normal"><text:s text:c="12"/>Margin-bottom: 1.5rem;</text:p>
      <text:p text:style-name="Normal"><text:s text:c="8"/>}</text:p>
      <text:p text:style-name="Normal"/>
      <text:p text:style-name="Normal"><text:s text:c="8"/>.input-group {</text:p>
      <text:p text:style-name="Normal"><text:s text:c="12"/>Margin-bottom: 1.25rem;</text:p>
      <text:p text:style-name="Normal"><text:s text:c="12"/>Position: relative;</text:p>
      <text:p text:style-name="Normal"><text:s text:c="8"/>}</text:p>
      <text:p text:style-name="Normal"/>
      <text:p text:style-name="Normal"><text:s text:c="8"/>.input-group label {</text:p>
      <text:p text:style-name="Normal"><text:s text:c="12"/>Display: block;</text:p>
      <text:p text:style-name="Normal"><text:s text:c="12"/>Margin-bottom: 0.5rem;</text:p>
      <text:p text:style-name="Normal"><text:s text:c="12"/>Font-size: 0.9rem;</text:p>
      <text:p text:style-name="Normal"><text:s text:c="12"/>Color: var(--text-muted-color);</text:p>
      <text:p text:style-name="Normal"><text:s text:c="8"/>}</text:p>
      <text:p text:style-name="Normal"/>
      <text:p text:style-name="Normal"><text:s text:c="8"/>.input-group i {</text:p>
      <text:p text:style-name="Normal"><text:s text:c="12"/>Margin-right: 0.5rem;</text:p>
      <text:p text:style-name="Normal"><text:s text:c="8"/>}</text:p>
      <text:p text:style-name="Normal"/>
      <text:p text:style-name="Normal"><text:s text:c="8"/>.input-group input, .input-group select {</text:p>
      <text:p text:style-name="Normal"><text:s text:c="12"/>Width: 100%;</text:p>
      <text:p text:style-name="Normal"><text:s text:c="12"/>Padding: 0.8rem;</text:p>
      <text:p text:style-name="Normal"><text:s text:c="12"/>Background-color: var(--bg-color);</text:p>
      <text:p text:style-name="Normal"><text:s text:c="12"/>Border: 1px solid var(--border-color);</text:p>
      <text:p text:style-name="Normal"><text:s text:c="12"/>Border-radius: 8px;</text:p>
      <text:p text:style-name="Normal"><text:s text:c="12"/>Color: var(--text-color);</text:p>
      <text:p text:style-name="Normal"><text:s text:c="12"/>Font-size: 1rem;</text:p>
      <text:p text:style-name="Normal"><text:s text:c="8"/>}</text:p>
      <text:p text:style-name="Normal"/>
      <text:p text:style-name="Normal"><text:s text:c="8"/>.input-group input:focus, .input-group select:focus {</text:p>
      <text:p text:style-name="Normal"><text:s text:c="12"/>Outline: none;</text:p>
      <text:p text:style-name="Normal"><text:s text:c="12"/>Border-color: var(--primary-color);</text:p>
      <text:p text:style-name="Normal"><text:s text:c="8"/>}</text:p>
      <text:p text:style-name="Normal"/>
      <text:p text:style-name="Normal"><text:s text:c="8"/>.toggle-password {</text:p>
      <text:p text:style-name="Normal"><text:s text:c="12"/>Position: absolute;</text:p>
      <text:p text:style-name="Normal"><text:s text:c="12"/>Top: 50%;</text:p>
      <text:p text:style-name="Normal"><text:s text:c="12"/>Right: 1rem;</text:p>
      <text:p text:style-name="Normal"><text:s text:c="12"/>Transform: translateY(-50%);</text:p>
      <text:p text:style-name="Normal"><text:s text:c="12"/>Cursor: pointer;</text:p>
      <text:p text:style-name="Normal"><text:s text:c="12"/>Color: var(--text-muted-color);</text:p>
      <text:p text:style-name="Normal"><text:s text:c="8"/>}</text:p>
      <text:p text:style-name="Normal"/>
      <text:p text:style-name="Normal"><text:s text:c="8"/>.btn-primary {</text:p>
      <text:p text:style-name="Normal"><text:s text:c="12"/>Width: 100%;</text:p>
      <text:p text:style-name="Normal"><text:s text:c="12"/>Padding: 1rem;</text:p>
      <text:p text:style-name="Normal"><text:s text:c="12"/>Background-color: var(--primary-color);</text:p>
      <text:p text:style-name="Normal"><text:s text:c="12"/>Border: none;</text:p>
      <text:p text:style-name="Normal"><text:s text:c="12"/>Border-radius: 8px;</text:p>
      <text:p text:style-name="Normal"><text:s text:c="12"/>Color: white;</text:p>
      <text:p text:style-name="Normal"><text:s text:c="12"/>Font-size: 1.1rem;</text:p>
      <text:p text:style-name="Normal"><text:s text:c="12"/>Font-weight: bold;</text:p>
      <text:p text:style-name="Normal"><text:s text:c="12"/>Cursor: pointer;</text:p>
      <text:p text:style-name="Normal"><text:s text:c="12"/>Transition: background-color 0.3s ease;</text:p>
      <text:p text:style-name="Normal"><text:s text:c="12"/>Display: flex;</text:p>
      <text:p text:style-name="Normal"><text:s text:c="12"/>Justify-content: center;</text:p>
      <text:p text:style-name="Normal"><text:s text:c="12"/>Align-items: center;</text:p>
      <text:p text:style-name="Normal"><text:s text:c="12"/>Gap: 0.5rem;</text:p>
      <text:p text:style-name="Normal"><text:s text:c="8"/>}</text:p>
      <text:p text:style-name="Normal"/>
      <text:p text:style-name="Normal"><text:s text:c="8"/>.btn-primary:hover {</text:p>
      <text:p text:style-name="Normal"><text:s text:c="12"/>Background-color: var(--primary-hover);</text:p>
      <text:p text:style-name="Normal"><text:s text:c="8"/>}</text:p>
      <text:p text:style-name="Normal"/>
      <text:p text:style-name="Normal"><text:s text:c="8"/>.auth-switch {</text:p>
      <text:p text:style-name="Normal"><text:s text:c="12"/>Text-align: center;</text:p>
      <text:p text:style-name="Normal"><text:s text:c="12"/>Margin-top: 1.5rem;</text:p>
      <text:p text:style-name="Normal"><text:s text:c="8"/>}</text:p>
      <text:p text:style-name="Normal"/>
      <text:p text:style-name="Normal"><text:s text:c="8"/>.auth-switch a {</text:p>
      <text:p text:style-name="Normal"><text:s text:c="12"/>Color: var(--primary-color);</text:p>
      <text:p text:style-name="Normal"><text:s text:c="12"/>Text-decoration: none;</text:p>
      <text:p text:style-name="Normal"><text:s text:c="12"/>Font-weight: bold;</text:p>
      <text:p text:style-name="Normal"><text:s text:c="8"/>}</text:p>
      <text:p text:style-name="Normal"/>
      <text:p text:style-name="Normal"><text:s text:c="8"/>Footer {</text:p>
      <text:p text:style-name="Normal"><text:s text:c="12"/>Margin-top: 2rem;</text:p>
      <text:p text:style-name="Normal"><text:s text:c="12"/>Color: var(--text-muted-color);</text:p>
      <text:p text:style-name="Normal"><text:s text:c="12"/>Font-size: 0.8rem;</text:p>
      <text:p text:style-name="Normal"><text:s text:c="8"/>}</text:p>
      <text:p text:style-name="Normal"><text:s text:c="8"/></text:p>
      <text:p text:style-name="Normal"><text:s text:c="8"/>/* Language Selector */</text:p>
      <text:p text:style-name="Normal"><text:s text:c="8"/>.lang-selector-btn {</text:p>
      <text:p text:style-name="Normal"><text:s text:c="12"/>Position: absolute;</text:p>
      <text:p text:style-name="Normal"><text:s text:c="12"/>Top: 2rem;</text:p>
      <text:p text:style-name="Normal"><text:s text:c="12"/>Right: 2rem;</text:p>
      <text:p text:style-name="Normal"><text:s text:c="12"/>Background-color: var(--surface-color);</text:p>
      <text:p text:style-name="Normal"><text:s text:c="12"/>Color: var(--text-muted-color);</text:p>
      <text:p text:style-name="Normal"><text:s text:c="12"/>Border: 1px solid var(--border-color);</text:p>
      <text:p text:style-name="Normal"><text:s text:c="12"/>Border-radius: 50%;</text:p>
      <text:p text:style-name="Normal"><text:s text:c="12"/>Width: 40px;</text:p>
      <text:p text:style-name="Normal"><text:s text:c="12"/>Height: 40px;</text:p>
      <text:p text:style-name="Normal"><text:s text:c="12"/>Display: flex;</text:p>
      <text:p text:style-name="Normal"><text:s text:c="12"/>Justify-content: center;</text:p>
      <text:p text:style-name="Normal"><text:s text:c="12"/>Align-items: center;</text:p>
      <text:p text:style-name="Normal"><text:s text:c="12"/>Cursor: pointer;</text:p>
      <text:p text:style-name="Normal"><text:s text:c="12"/>Font-size: 1.2rem;</text:p>
      <text:p text:style-name="Normal"><text:s text:c="8"/>}</text:p>
      <text:p text:style-name="Normal"><text:s text:c="8"/>.lang-modal {</text:p>
      <text:p text:style-name="Normal"><text:s text:c="12"/>Display: none;</text:p>
      <text:p text:style-name="Normal"><text:s text:c="12"/>Position: fixed;</text:p>
      <text:p text:style-name="Normal"><text:s text:c="12"/>z-index: 2000;</text:p>
      <text:p text:style-name="Normal"><text:s text:c="12"/>left: 0;</text:p>
      <text:p text:style-name="Normal"><text:s text:c="12"/>top: 0;</text:p>
      <text:p text:style-name="Normal"><text:s text:c="12"/>width: 100%;</text:p>
      <text:p text:style-name="Normal"><text:s text:c="12"/>height: 100%;</text:p>
      <text:p text:style-name="Normal"><text:s text:c="12"/>background-color: rgba(0,0,0,0.7);</text:p>
      <text:p text:style-name="Normal"><text:s text:c="12"/>justify-content: center;</text:p>
      <text:p text:style-name="Normal"><text:s text:c="12"/>align-items: center;</text:p>
      <text:p text:style-name="Normal"><text:s text:c="8"/>}</text:p>
      <text:p text:style-name="Normal"><text:s text:c="8"/>.lang-modal-content {</text:p>
      <text:p text:style-name="Normal"><text:s text:c="12"/>Background-color: var(--surface-color);</text:p>
      <text:p text:style-name="Normal"><text:s text:c="12"/>Padding: 20px;</text:p>
      <text:p text:style-name="Normal"><text:s text:c="12"/>Border-radius: 12px;</text:p>
      <text:p text:style-name="Normal"><text:s text:c="12"/>Width: 90%;</text:p>
      <text:p text:style-name="Normal"><text:s text:c="12"/>Max-width: 400px;</text:p>
      <text:p text:style-name="Normal"><text:s text:c="12"/>Max-height: 80vh;</text:p>
      <text:p text:style-name="Normal"><text:s text:c="12"/>Display: flex;</text:p>
      <text:p text:style-name="Normal"><text:s text:c="12"/>Flex-direction: column;</text:p>
      <text:p text:style-name="Normal"><text:s text:c="8"/>}</text:p>
      <text:p text:style-name="Normal"><text:s text:c="8"/>.lang-modal-content h3 {</text:p>
      <text:p text:style-name="Normal"><text:s text:c="12"/>Margin-bottom: 1rem;</text:p>
      <text:p text:style-name="Normal"><text:s text:c="12"/>Color: var(--primary-color);</text:p>
      <text:p text:style-name="Normal"><text:s text:c="8"/>}</text:p>
      <text:p text:style-name="Normal"><text:s text:c="8"/>.lang-search {</text:p>
      <text:p text:style-name="Normal"><text:s text:c="12"/>Width: 100%;</text:p>
      <text:p text:style-name="Normal"><text:s text:c="12"/>Margin-bottom: 1rem;</text:p>
      <text:p text:style-name="Normal"><text:s text:c="8"/>}</text:p>
      <text:p text:style-name="Normal"><text:s text:c="8"/>.lang-list {</text:p>
      <text:p text:style-name="Normal"><text:s text:c="12"/>List-style: none;</text:p>
      <text:p text:style-name="Normal"><text:s text:c="12"/>Overflow-y: auto;</text:p>
      <text:p text:style-name="Normal"><text:s text:c="12"/>Flex-grow: 1;</text:p>
      <text:p text:style-name="Normal"><text:s text:c="8"/>}</text:p>
      <text:p text:style-name="Normal"><text:s text:c="8"/>.lang-list li {</text:p>
      <text:p text:style-name="Normal"><text:s text:c="12"/>Padding: 0.8rem 0.5rem;</text:p>
      <text:p text:style-name="Normal"><text:s text:c="12"/>Cursor: pointer;</text:p>
      <text:p text:style-name="Normal"><text:s text:c="12"/>Border-bottom: 1px solid var(--border-color);</text:p>
      <text:p text:style-name="Normal"><text:s text:c="8"/>}</text:p>
      <text:p text:style-name="Normal"><text:s text:c="8"/>.lang-list li:hover {</text:p>
      <text:p text:style-name="Normal"><text:s text:c="12"/>Background-color: var(--bg-color);</text:p>
      <text:p text:style-name="Normal"><text:s text:c="8"/>}</text:p>
      <text:p text:style-name="Normal"><text:s text:c="8"/>.lang-list li:last-child {</text:p>
      <text:p text:style-name="Normal"><text:s text:c="12"/>Border-bottom: none;</text:p>
      <text:p text:style-name="Normal"><text:s text:c="8"/>}</text:p>
      <text:p text:style-name="Normal"/>
      <text:p text:style-name="Normal"><text:s text:c="8"/>/* App Layout */</text:p>
      <text:p text:style-name="Normal"><text:s text:c="8"/>.app-container {</text:p>
      <text:p text:style-name="Normal"><text:s text:c="12"/>Display: flex;</text:p>
      <text:p text:style-name="Normal"><text:s text:c="12"/>Flex-direction: column;</text:p>
      <text:p text:style-name="Normal"><text:s text:c="12"/>Width: 100%;</text:p>
      <text:p text:style-name="Normal"><text:s text:c="12"/>Height: 100vh;</text:p>
      <text:p text:style-name="Normal"><text:s text:c="8"/>}</text:p>
      <text:p text:style-name="Normal"/>
      <text:p text:style-name="Normal"><text:s text:c="8"/>.main-content {</text:p>
      <text:p text:style-name="Normal"><text:s text:c="12"/>Flex-grow: 1;</text:p>
      <text:p text:style-name="Normal"><text:s text:c="12"/>Padding: 1rem;</text:p>
      <text:p text:style-name="Normal"><text:s text:c="12"/>Padding-bottom: 80px; /* Space for bottom nav */</text:p>
      <text:p text:style-name="Normal"><text:s text:c="12"/>Overflow-y: auto;</text:p>
      <text:p text:style-name="Normal"><text:s text:c="8"/>}</text:p>
      <text:p text:style-name="Normal"><text:s text:c="8"/></text:p>
      <text:p text:style-name="Normal"><text:s text:c="8"/>.sidebar {</text:p>
      <text:p text:style-name="Normal"><text:s text:c="12"/>Width: 100%;</text:p>
      <text:p text:style-name="Normal"><text:s text:c="12"/>Height: auto;</text:p>
      <text:p text:style-name="Normal"><text:s text:c="12"/>Display: flex;</text:p>
      <text:p text:style-name="Normal"><text:s text:c="12"/>Justify-content: space-around;</text:p>
      <text:p text:style-name="Normal"><text:s text:c="12"/>Padding: 0;</text:p>
      <text:p text:style-name="Normal"><text:s text:c="12"/>Border-top: 1px solid var(--border-color);</text:p>
      <text:p text:style-name="Normal"><text:s text:c="12"/>Position: fixed;</text:p>
      <text:p text:style-name="Normal"><text:s text:c="12"/>Bottom: 0;</text:p>
      <text:p text:style-name="Normal"><text:s text:c="12"/>Left: 0;</text:p>
      <text:p text:style-name="Normal"><text:s text:c="12"/>Background-color: var(--surface-color);</text:p>
      <text:p text:style-name="Normal"><text:s text:c="12"/>z-index: 1000;</text:p>
      <text:p text:style-name="Normal"><text:s text:c="12"/>order: 2;</text:p>
      <text:p text:style-name="Normal"><text:s text:c="8"/>}</text:p>
      <text:p text:style-name="Normal"><text:s text:c="8"/></text:p>
      <text:p text:style-name="Normal"><text:s text:c="8"/>.sidebar-header, .sidebar-footer { display: none; }</text:p>
      <text:p text:style-name="Normal"><text:s text:c="8"/></text:p>
      <text:p text:style-name="Normal"><text:s text:c="8"/>.sidebar ul {</text:p>
      <text:p text:style-name="Normal"><text:s text:c="12"/>Display: flex;</text:p>
      <text:p text:style-name="Normal"><text:s text:c="12"/>List-style: none;</text:p>
      <text:p text:style-name="Normal"><text:s text:c="12"/>Width: 100%;</text:p>
      <text:p text:style-name="Normal"><text:s text:c="12"/>Justify-content: space-around;</text:p>
      <text:p text:style-name="Normal"><text:s text:c="8"/>}</text:p>
      <text:p text:style-name="Normal"><text:s text:c="8"/></text:p>
      <text:p text:style-name="Normal"><text:s text:c="8"/>.sidebar li { flex-grow: 1; }</text:p>
      <text:p text:style-name="Normal"><text:s text:c="8"/></text:p>
      <text:p text:style-name="Normal"><text:s text:c="8"/>.sidebar li a {</text:p>
      <text:p text:style-name="Normal"><text:s text:c="12"/>Display: flex;</text:p>
      <text:p text:style-name="Normal"><text:s text:c="12"/>Flex-direction: column;</text:p>
      <text:p text:style-name="Normal"><text:s text:c="12"/>Align-items: center;</text:p>
      <text:p text:style-name="Normal"><text:s text:c="12"/>Justify-content: center;</text:p>
      <text:p text:style-name="Normal"><text:s text:c="12"/>Text-align: center;</text:p>
      <text:p text:style-name="Normal"><text:s text:c="12"/>Padding: 0.8rem 0.5rem;</text:p>
      <text:p text:style-name="Normal"><text:s text:c="12"/>Margin: 0;</text:p>
      <text:p text:style-name="Normal"><text:s text:c="12"/>Border-radius: 0;</text:p>
      <text:p text:style-name="Normal"><text:s text:c="12"/>Color: var(--text-muted-color);</text:p>
      <text:p text:style-name="Normal"><text:s text:c="12"/>Text-decoration: none;</text:p>
      <text:p text:style-name="Normal"><text:s text:c="12"/>Font-size: 0.7rem;</text:p>
      <text:p text:style-name="Normal"><text:s text:c="12"/>Gap: 4px;</text:p>
      <text:p text:style-name="Normal"><text:s text:c="12"/>Transition: color 0.3s;</text:p>
      <text:p text:style-name="Normal"><text:s text:c="8"/>}</text:p>
      <text:p text:style-name="Normal"><text:s text:c="8"/></text:p>
      <text:p text:style-name="Normal"><text:s text:c="8"/>.sidebar li a:hover { color: var(--text-color); }</text:p>
      <text:p text:style-name="Normal"><text:s text:c="8"/>.sidebar li.active a { color: var(--primary-color); }</text:p>
      <text:p text:style-name="Normal"><text:s text:c="8"/>.sidebar li a i { margin: 0; font-size: 1.2rem; height: 20px; }</text:p>
      <text:p text:style-name="Normal"><text:s text:c="8"/></text:p>
      <text:p text:style-name="Normal"><text:s text:c="8"/>.main-header {</text:p>
      <text:p text:style-name="Normal"><text:s text:c="12"/>Display: flex;</text:p>
      <text:p text:style-name="Normal"><text:s text:c="12"/>Justify-content: space-between;</text:p>
      <text:p text:style-name="Normal"><text:s text:c="12"/>Align-items: center;</text:p>
      <text:p text:style-name="Normal"><text:s text:c="12"/>Margin-bottom: 2rem;</text:p>
      <text:p text:style-name="Normal"><text:s text:c="8"/>}</text:p>
      <text:p text:style-name="Normal"/>
      <text:p text:style-name="Normal"><text:s text:c="8"/>.main-header h2 { color: var(--primary-color); }</text:p>
      <text:p text:style-name="Normal"><text:s text:c="8"/>.main-header .header-actions a { color: var(--text-muted-color); font-size: 1.5rem; text-decoration: none; }</text:p>
      <text:p text:style-name="Normal"/>
      <text:p text:style-name="Normal"><text:s text:c="8"/>/* Other Components */</text:p>
      <text:p text:style-name="Normal"><text:s text:c="8"/>.card { background-color: var(--surface-color); padding: 1.5rem; border-radius: 12px; margin-bottom: 1.5rem; }</text:p>
      <text:p text:style-name="Normal"><text:s text:c="8"/>.card-grid { display: grid; grid-template-columns: 1fr 1fr; gap: 1rem; margin-bottom: 1.5rem; }</text:p>
      <text:p text:style-name="Normal"><text:s text:c="8"/>.card-grid .card { margin-bottom: 0; text-align: center; }</text:p>
      <text:p text:style-name="Normal"><text:s text:c="8"/>.card h3 { margin-bottom: 1rem; }</text:p>
      <text:p text:style-name="Normal"><text:s text:c="8"/>.card h4 { color: var(--text-muted-color); margin-bottom: 0.5rem; font-size: 0.9rem; }</text:p>
      <text:p text:style-name="Normal"><text:s text:c="8"/>.card p { font-size: 1.3rem; font-weight: bold; }</text:p>
      <text:p text:style-name="Normal"><text:s text:c="8"/>.action-buttons { display: flex; gap: 1rem; margin-bottom: 1.5rem; }</text:p>
      <text:p text:style-name="Normal"><text:s text:c="8"/>.action-buttons a { flex: 1; text-align: center; }</text:p>
      <text:p text:style-name="Normal"><text:s text:c="8"/>.btn-secondary { display: block; text-align: center; padding: 1rem; background-color: var(--border-color); color: var(--text-color); border-radius: 8px; text-decoration: none; }</text:p>
      <text:p text:style-name="Normal"><text:s text:c="8"/>.positive { color: var(--positive-color); }</text:p>
      <text:p text:style-name="Normal"><text:s text:c="8"/>.negative { color: var(--negative-color); }</text:p>
      <text:p text:style-name="Normal"><text:s text:c="8"/>Table { width: 100%; border-collapse: collapse; }</text:p>
      <text:p text:style-name="Normal"><text:s text:c="8"/>Th, td { padding: 0.8rem; text-align: left; border-bottom: 1px solid var(--border-color); }</text:p>
      <text:p text:style-name="Normal"><text:s text:c="8"/>Th { color: var(--text-muted-color); font-size: 0.8rem; }</text:p>
      <text:p text:style-name="Normal"><text:s text:c="8"/>.qr-code { max-width: 150px; margin: 1rem auto; display: block; }</text:p>
      <text:p text:style-name="Normal"><text:s text:c="8"/>.wallet-address { background-color: var(--bg-color); padding: 0.8rem; border-radius: 8px; display: flex; justify-content: space-between; align-items: center; font-family: monospace; word-break: break-all; }</text:p>
      <text:p text:style-name="Normal"><text:s text:c="8"/>.tabs { display: flex; border-bottom: 1px solid var(--border-color); margin-bottom: 1.5rem; }</text:p>
      <text:p text:style-name="Normal"><text:s text:c="8"/>.tab-link { background: none; border: none; color: var(--text-muted-color); padding: 1rem; font-size: 1rem; cursor: pointer; flex: 1; }</text:p>
      <text:p text:style-name="Normal"><text:s text:c="8"/>.tab-link.active { color: var(--primary-color); border-bottom: 2px solid var(--primary-color); }</text:p>
      <text:p text:style-name="Normal"><text:s text:c="8"/>.tab-content { display: none; }</text:p>
      <text:p text:style-name="Normal"><text:s text:c="8"/>.profile-header { text-align: center; margin-bottom: 2rem; }</text:p>
      <text:p text:style-name="Normal"><text:s text:c="8"/>.profile-avatar { width: 100px; height: 100px; border-radius: 50%; margin-bottom: 1rem; border: 3px solid var(--primary-color); }</text:p>
      <text:p text:style-name="Normal"><text:s text:c="8"/>.transaction-list .transaction-item { display: flex; justify-content: space-between; align-items: center; padding: 1rem 0; border-bottom: 1px solid var(--border-color); }</text:p>
      <text:p text:style-name="Normal"><text:s text:c="8"/>.transaction-list .transaction-item:last-child { border-bottom: none; }</text:p>
      <text:p text:style-name="Normal"><text:s text:c="8"/>.transaction-details { display: flex; flex-direction: column; }</text:p>
      <text:p text:style-name="Normal"><text:s text:c="4"/>&lt;/style&gt;</text:p>
      <text:p text:style-name="Normal">&lt;/head&gt;</text:p>
      <text:p text:style-name="Normal">&lt;body&gt;</text:p>
      <text:p text:style-name="Normal"/>
      <text:p text:style-name="Normal"><text:s text:c="4"/>&lt;div id=”app-root”&gt;&lt;/div&gt;</text:p>
      <text:p text:style-name="Normal"><text:s text:c="4"/></text:p>
      <text:p text:style-name="Normal"><text:s text:c="4"/>&lt;div class=”lang-modal” id=”language-modal”&gt;</text:p>
      <text:p text:style-name="Normal"><text:s text:c="8"/>&lt;div class=”lang-modal-content”&gt;</text:p>
      <text:p text:style-name="Normal"><text:s text:c="12"/>&lt;h3 data-translate-key=”selectLangTitle”&gt;Select Language&lt;/h3&gt;</text:p>
      <text:p text:style-name="Normal"><text:s text:c="12"/>&lt;input type=”text” id=”lang-search” class=”lang-search input-group” placeholder=”Search for a language...” data-translate-placeholder-key=”searchLangPlaceholder”&gt;</text:p>
      <text:p text:style-name="Normal"><text:s text:c="12"/>&lt;ul class=”lang-list” id=”language-list”&gt;</text:p>
      <text:p text:style-name="Normal"><text:s text:c="16"/>&lt;/ul&gt;</text:p>
      <text:p text:style-name="Normal"><text:s text:c="8"/>&lt;/div&gt;</text:p>
      <text:p text:style-name="Normal"><text:s text:c="4"/>&lt;/div&gt;</text:p>
      <text:p text:style-name="Normal"/>
      <text:p text:style-name="Normal"/>
      <text:p text:style-name="Normal"><text:s text:c="4"/>&lt;template id=”template-login”&gt;</text:p>
      <text:p text:style-name="Normal"><text:s text:c="8"/>&lt;div class=”auth-container”&gt;</text:p>
      <text:p text:style-name="Normal"><text:s text:c="12"/>&lt;div class=”lang-selector-btn” id=”lang-btn”&gt;&lt;i class=”fas fa-globe”&gt;&lt;/i&gt;&lt;/div&gt;</text:p>
      <text:p text:style-name="Normal"><text:s text:c="12"/>&lt;div class=”auth-header”&gt;</text:p>
      <text:p text:style-name="Normal"><text:s text:c="16"/>&lt;img src=”logo.png” alt=”Logo” class=”logo”&gt;</text:p>
      <text:p text:style-name="Normal"><text:s text:c="16"/>&lt;h1&gt;EARN-USDT SOLANA&lt;/h1&gt;</text:p>
      <text:p text:style-name="Normal"><text:s text:c="12"/>&lt;/div&gt;</text:p>
      <text:p text:style-name="Normal"><text:s text:c="12"/>&lt;div class=”auth-box”&gt;</text:p>
      <text:p text:style-name="Normal"><text:s text:c="16"/>&lt;h2 data-translate-key=”loginTitle”&gt;Login&lt;/h2&gt;</text:p>
      <text:p text:style-name="Normal"><text:s text:c="16"/>&lt;p data-translate-key=”loginWelcome”&gt;Welcome back! Please sign in.&lt;/p&gt;</text:p>
      <text:p text:style-name="Normal"><text:s text:c="16"/>&lt;form id=”login-form”&gt;</text:p>
      <text:p text:style-name="Normal"><text:s text:c="20"/>&lt;div class=”input-group”&gt;</text:p>
      <text:p text:style-name="Normal"><text:s text:c="24"/>&lt;label for=”email”&gt;&lt;i class=”fas fa-envelope”&gt;&lt;/i&gt;&lt;span data-translate-key=”emailLabel”&gt;Email&lt;/span&gt;&lt;/label&gt;</text:p>
      <text:p text:style-name="Normal"><text:s text:c="24"/>&lt;input type=”email” id=”email” placeholder=<text:a xlink:href="mailto:you@example.com" office:target-frame-name="_top" xlink:show="replace"><text:span text:style-name="Hyperlink">you@example.com</text:span></text:a><text:s/>required&gt;</text:p>
      <text:p text:style-name="Normal"><text:s text:c="20"/>&lt;/div&gt;</text:p>
      <text:p text:style-name="Normal"><text:s text:c="20"/>&lt;div class=”input-group”&gt;</text:p>
      <text:p text:style-name="Normal"><text:s text:c="24"/>&lt;label for=”password”&gt;&lt;i class=”fas fa-lock”&gt;&lt;/i&gt;&lt;span data-translate-key=”passwordLabel”&gt;Password&lt;/span&gt;&lt;/label&gt;</text:p>
      <text:p text:style-name="Normal"><text:s text:c="24"/>&lt;input type=”password” id=”password” placeholder=”********” required&gt;</text:p>
      <text:p text:style-name="Normal"><text:s text:c="24"/>&lt;i class=”fas fa-eye-slash toggle-password”&gt;&lt;/i&gt;</text:p>
      <text:p text:style-name="Normal"><text:s text:c="20"/>&lt;/div&gt;</text:p>
      <text:p text:style-name="Normal"><text:s text:c="20"/>&lt;button type=”submit” class=”btn-primary”&gt;&lt;i class=”fas fa-sign-in-alt”&gt;&lt;/i&gt;&lt;span data-translate-key=”loginBtn”&gt;Login&lt;/span&gt;&lt;/button&gt;</text:p>
      <text:p text:style-name="Normal"><text:s text:c="16"/>&lt;/form&gt;</text:p>
      <text:p text:style-name="Normal"><text:s text:c="16"/>&lt;p class=”auth-switch”&gt;&lt;span data-translate-key=”noAccount”&gt;Don’t have an account?&lt;/span&gt; &lt;a href=”#signup” data-translate-key=”signupHere”&gt;Sign up here&lt;/a&gt;&lt;/p&gt;</text:p>
      <text:p text:style-name="Normal"><text:s text:c="12"/>&lt;/div&gt;</text:p>
      <text:p text:style-name="Normal"><text:s text:c="12"/>&lt;footer&gt;&lt;p data-translate-key=”footerRights”&gt;© 2025 EARN-USDT SOLANA. All rights reserved.&lt;/p&gt;&lt;/footer&gt;</text:p>
      <text:p text:style-name="Normal"><text:s text:c="8"/>&lt;/div&gt;</text:p>
      <text:p text:style-name="Normal"><text:s text:c="4"/>&lt;/template&gt;</text:p>
      <text:p text:style-name="Normal"/>
      <text:p text:style-name="Normal"><text:s text:c="4"/>&lt;template id=”template-signup”&gt;</text:p>
      <text:p text:style-name="Normal"><text:s text:c="8"/>&lt;div class=”auth-container”&gt;</text:p>
      <text:p text:style-name="Normal"><text:s text:c="12"/>&lt;div class=”lang-selector-btn” id=”lang-btn”&gt;&lt;i class=”fas fa-globe”&gt;&lt;/i&gt;&lt;/div&gt;</text:p>
      <text:p text:style-name="Normal"><text:s text:c="12"/>&lt;div class=”auth-header”&gt;</text:p>
      <text:p text:style-name="Normal"><text:s text:c="16"/>&lt;img src=”logo.png” alt=”Logo” class=”logo”&gt;</text:p>
      <text:p text:style-name="Normal"><text:s text:c="16"/>&lt;h1&gt;EARN-USDT SOLANA&lt;/h1&gt;</text:p>
      <text:p text:style-name="Normal"><text:s text:c="12"/>&lt;/div&gt;</text:p>
      <text:p text:style-name="Normal"><text:s text:c="12"/>&lt;div class=”auth-box”&gt;</text:p>
      <text:p text:style-name="Normal"><text:s text:c="16"/>&lt;h2 data-translate-key=”signupTitle”&gt;Sign Up&lt;/h2&gt;</text:p>
      <text:p text:style-name="Normal"><text:s text:c="16"/>&lt;p data-translate-key=”signupWelcome”&gt;Create your account to get started.&lt;/p&gt;</text:p>
      <text:p text:style-name="Normal"><text:s text:c="16"/>&lt;form id=”signup-form”&gt;</text:p>
      <text:p text:style-name="Normal"><text:s text:c="20"/>&lt;div class=”input-group”&gt;&lt;label for=”full_name”&gt;&lt;i class=”fas fa-user”&gt;&lt;/i&gt;&lt;span data-translate-key=”fullNameLabel”&gt;Full Name&lt;/span&gt;&lt;/label&gt;&lt;input type=”text” id=”full_name” required data-translate-placeholder-key=”fullNamePlaceholder”&gt;&lt;/div&gt;</text:p>
      <text:p text:style-name="Normal"><text:s text:c="20"/>&lt;div class=”input-group”&gt;&lt;label for=”username”&gt;&lt;i class=”fas fa-at”&gt;&lt;/i&gt;&lt;span data-translate-key=”usernameLabel”&gt;Username&lt;/span&gt;&lt;/label&gt;&lt;input type=”text” id=”username” required data-translate-placeholder-key=”usernamePlaceholder”&gt;&lt;/div&gt;</text:p>
      <text:p text:style-name="Normal"><text:s text:c="20"/>&lt;div class=”input-group”&gt;&lt;label for=”email”&gt;&lt;i class=”fas fa-envelope”&gt;&lt;/i&gt;&lt;span data-translate-key=”emailLabel”&gt;Email&lt;/span&gt;&lt;/label&gt;&lt;input type=”email” id=”email” required&gt;&lt;/div&gt;</text:p>
      <text:p text:style-name="Normal"><text:s text:c="20"/>&lt;div class=”input-group”&gt;&lt;label for=”password”&gt;&lt;i class=”fas fa-lock”&gt;&lt;/i&gt;&lt;span data-translate-key=”passwordLabel”&gt;Password&lt;/span&gt;&lt;/label&gt;&lt;input type=”password” id=”password” required&gt;&lt;i class=”fas fa-eye-slash toggle-password”&gt;&lt;/i&gt;&lt;/div&gt;</text:p>
      <text:p text:style-name="Normal"><text:s text:c="20"/>&lt;div class=”input-group”&gt;&lt;label for=”confirm_password”&gt;&lt;i class=”fas fa-lock”&gt;&lt;/i&gt;&lt;span data-translate-key=”confirmPassLabel”&gt;Confirm Password&lt;/span&gt;&lt;/label&gt;&lt;input type=”password” id=”confirm_password” required&gt;&lt;i class=”fas fa-eye-slash toggle-password”&gt;&lt;/i&gt;&lt;/div&gt;</text:p>
      <text:p text:style-name="Normal"><text:s text:c="20"/>&lt;div class=”input-group”&gt;</text:p>
      <text:p text:style-name="Normal"><text:s text:c="24"/>&lt;label for=”country”&gt;&lt;i class=”fas fa-globe”&gt;&lt;/i&gt;&lt;span data-translate-key=”countryLabel”&gt;Country&lt;/span&gt;&lt;/label&gt;</text:p>
      <text:p text:style-name="Normal"><text:s text:c="24"/>&lt;select id=”country” required&gt;&lt;option value=”United States”&gt;United States&lt;/option&gt;&lt;option value=”Brazil”&gt;Brazil&lt;/option&gt;&lt;/select&gt;</text:p>
      <text:p text:style-name="Normal"><text:s text:c="20"/>&lt;/div&gt;</text:p>
      <text:p text:style-name="Normal"><text:s text:c="20"/>&lt;div class=”input-group” id=”cpf-group” style=”display: none;”&gt;</text:p>
      <text:p text:style-name="Normal"><text:s text:c="24"/>&lt;label for=”cpf”&gt;&lt;i class=”fas fa-id-card”&gt;&lt;/i&gt;&lt;span data-translate-key=”cpfLabel”&gt;CPF&lt;/span&gt;&lt;/label&gt;&lt;input type=”text” id=”cpf” placeholder=”000.000.000-00”&gt;</text:p>
      <text:p text:style-name="Normal"><text:s text:c="20"/>&lt;/div&gt;</text:p>
      <text:p text:style-name="Normal"><text:s text:c="20"/>&lt;button type=”submit” class=”btn-primary”&gt;&lt;i class=”fas fa-user-plus”&gt;&lt;/i&gt;&lt;span data-translate-key=”signupBtn”&gt;Sign Up&lt;/span&gt;&lt;/button&gt;</text:p>
      <text:p text:style-name="Normal"><text:s text:c="16"/>&lt;/form&gt;</text:p>
      <text:p text:style-name="Normal"><text:s text:c="16"/>&lt;p class=”auth-switch”&gt;&lt;span data-translate-key=”haveAccount”&gt;Already have an account?&lt;/span&gt; &lt;a href=”#login” data-translate-key=”loginHere”&gt;Sign in here&lt;/a&gt;&lt;/p&gt;</text:p>
      <text:p text:style-name="Normal"><text:s text:c="12"/>&lt;/div&gt;</text:p>
      <text:p text:style-name="Normal"><text:s text:c="12"/>&lt;footer&gt;&lt;p data-translate-key=”footerRights”&gt;© 2025 EARN-USDT SOLANA. All rights reserved.&lt;/p&gt;&lt;/footer&gt;</text:p>
      <text:p text:style-name="Normal"><text:s text:c="8"/>&lt;/div&gt;</text:p>
      <text:p text:style-name="Normal"><text:s text:c="4"/>&lt;/template&gt;</text:p>
      <text:p text:style-name="Normal"><text:s text:c="4"/></text:p>
      <text:p text:style-name="Normal"><text:s text:c="4"/>&lt;template id=”template-app-shell”&gt;</text:p>
      <text:p text:style-name="Normal"><text:s text:c="8"/>&lt;div class=”app-container”&gt;</text:p>
      <text:p text:style-name="Normal"><text:s text:c="12"/>&lt;main class=”main-content” id=”page-content”&gt;&lt;/main&gt;</text:p>
      <text:p text:style-name="Normal"><text:s text:c="12"/>&lt;nav class=”sidebar”&gt;</text:p>
      <text:p text:style-name="Normal"><text:s text:c="16"/>&lt;ul&gt;</text:p>
      <text:p text:style-name="Normal"><text:s text:c="20"/>&lt;li data-route=”dashboard”&gt;&lt;a href=”#dashboard”&gt;&lt;i class=”fas fa-tachometer-alt”&gt;&lt;/i&gt;&lt;span&gt;Dashboard&lt;/span&gt;&lt;/a&gt;&lt;/li&gt;</text:p>
      <text:p text:style-name="Normal"><text:s text:c="20"/>&lt;li data-route=”deposit”&gt;&lt;a href=”#deposit”&gt;&lt;i class=”fas fa-wallet”&gt;&lt;/i&gt;&lt;span&gt;Deposit&lt;/span&gt;&lt;/a&gt;&lt;/li&gt;</text:p>
      <text:p text:style-name="Normal"><text:s text:c="20"/>&lt;li data-route=”withdraw”&gt;&lt;a href=”#withdraw”&gt;&lt;i class=”fas fa-hand-holding-usd”&gt;&lt;/i&gt;&lt;span&gt;Withdraw&lt;/span&gt;&lt;/a&gt;&lt;/li&gt;</text:p>
      <text:p text:style-name="Normal"><text:s text:c="20"/>&lt;li data-route=”history”&gt;&lt;a href=”#history”&gt;&lt;i class=”fas fa-history”&gt;&lt;/i&gt;&lt;span&gt;History&lt;/span&gt;&lt;/a&gt;&lt;/li&gt;</text:p>
      <text:p text:style-name="Normal"><text:s text:c="20"/>&lt;li data-route=”profile”&gt;&lt;a href=”#profile”&gt;&lt;i class=”fas fa-user-circle”&gt;&lt;/i&gt;&lt;span&gt;Profile&lt;/span&gt;&lt;/a&gt;&lt;/li&gt;</text:p>
      <text:p text:style-name="Normal"><text:s text:c="16"/>&lt;/ul&gt;</text:p>
      <text:p text:style-name="Normal"><text:s text:c="12"/>&lt;/nav&gt;</text:p>
      <text:p text:style-name="Normal"><text:s text:c="8"/>&lt;/div&gt;</text:p>
      <text:p text:style-name="Normal"><text:s text:c="4"/>&lt;/template&gt;</text:p>
      <text:p text:style-name="Normal"><text:s text:c="4"/>&lt;template id=”template-dashboard”&gt;</text:p>
      <text:p text:style-name="Normal"><text:s text:c="8"/>&lt;header class=”main-header”&gt;&lt;h2&gt;Dashboard&lt;/h2&gt;&lt;div class=”header-actions”&gt;&lt;a href=”#” id=”logout-btn”&gt;&lt;i class=”fas fa-sign-out-alt”&gt;&lt;/i&gt;&lt;/a&gt;&lt;/div&gt;&lt;/header&gt;</text:p>
      <text:p text:style-name="Normal"><text:s text:c="8"/>&lt;div class=”card-grid”&gt;&lt;div class=”card”&gt;&lt;h4&gt;Investment&lt;/h4&gt;&lt;p id=”investment-value”&gt;$0.00&lt;/p&gt;&lt;/div&gt;&lt;div class=”card”&gt;&lt;h4&gt;Profit Balance&lt;/h4&gt;&lt;p id=”profit-balance”&gt;$0.00&lt;/p&gt;&lt;/div&gt;&lt;div class=”card”&gt;&lt;h4&gt;Accumulated&lt;/h4&gt;&lt;p id=”accumulated-profit”&gt;$0.00&lt;/p&gt;&lt;/div&gt;&lt;div class=”card”&gt;&lt;h4&gt;Total Assets&lt;/h4&gt;&lt;p id=”total-assets”&gt;$0.00&lt;/p&gt;&lt;/div&gt;&lt;/div&gt;</text:p>
      <text:p text:style-name="Normal"><text:s text:c="8"/>&lt;div class=”action-buttons”&gt;&lt;a href=”#deposit” class=”btn-primary”&gt;&lt;i class=”fas fa-download”&gt;&lt;/i&gt; Deposit&lt;/a&gt;&lt;a href=”#withdraw” class=”btn-secondary”&gt;&lt;i class=”fas fa-upload”&gt;&lt;/i&gt; Withdraw&lt;/a&gt;&lt;/div&gt;</text:p>
      <text:p text:style-name="Normal"><text:s text:c="8"/>&lt;div class=”card”&gt;&lt;h3&gt;Live Trading Chart (USDT/USD)&lt;/h3&gt;&lt;img src=<text:a xlink:href="https://i.imgur.com/uS5aF2C.png" office:target-frame-name="_top" xlink:show="replace"><text:span text:style-name="Hyperlink">https://i.imgur.com/uS5aF2C.png</text:span></text:a><text:s/>alt=”Crypto Chart” style=”width:100%; height:auto;”&gt;&lt;/div&gt;</text:p>
      <text:p text:style-name="Normal"><text:s text:c="8"/>&lt;div class=”card”&gt;&lt;h3&gt;Crypto Market Rates&lt;/h3&gt;&lt;table&gt;&lt;thead&gt;&lt;tr&gt;&lt;th&gt;Coin&lt;/th&gt;&lt;th&gt;Price&lt;/th&gt;&lt;th&gt;Change&lt;/th&gt;&lt;/tr&gt;&lt;/thead&gt;&lt;tbody&gt;&lt;tr&gt;&lt;td&gt;&lt;i class=”fab fa-bitcoin”&gt;&lt;/i&gt; Bitcoin&lt;/td&gt;&lt;td&gt;$68,123.45&lt;/td&gt;&lt;td class=”positive”&gt;+1.25%&lt;/td&gt;&lt;/tr&gt;&lt;tr&gt;&lt;td&gt;&lt;i class=”fab fa-ethereum”&gt;&lt;/i&gt; Ethereum&lt;/td&gt;&lt;td&gt;$3,789.10&lt;/td&gt;&lt;td class=”negative”&gt;-0.50%&lt;/td&gt;&lt;/tr&gt;&lt;tr&gt;&lt;td&gt;&lt;i class=”fas fa-sun”&gt;&lt;/i&gt; Solana&lt;/td&gt;&lt;td&gt;$165.70&lt;/td&gt;&lt;td class=”positive”&gt;+2.10%&lt;/td&gt;&lt;/tr&gt;&lt;/tbody&gt;&lt;/table&gt;&lt;/div&gt;</text:p>
      <text:p text:style-name="Normal"><text:s text:c="4"/>&lt;/template&gt;</text:p>
      <text:p text:style-name="Normal"><text:s text:c="4"/>&lt;template id=”template-deposit”&gt;</text:p>
      <text:p text:style-name="Normal"><text:s text:c="8"/>&lt;header class=”main-header”&gt;&lt;h2&gt;Deposit&lt;/h2&gt;&lt;div class=”header-actions”&gt;&lt;a href=”#” id=”logout-btn”&gt;&lt;i class=”fas fa-sign-out-alt”&gt;&lt;/i&gt;&lt;/a&gt;&lt;/div&gt;&lt;/header&gt;</text:p>
      <text:p text:style-name="Normal"><text:s text:c="8"/>&lt;div class=”card” id=”deposit-step1”&gt;&lt;h3&gt;Enter Deposit Amount&lt;/h3&gt;&lt;div class=”input-group”&gt;&lt;label for=”deposit-amount”&gt;Amount in USD&lt;/label&gt;&lt;input type=”number” id=”deposit-amount” placeholder=”100.00”&gt;&lt;/div&gt;&lt;button class=”btn-secondary”&gt;Convert to BRL&lt;/button&gt;&lt;button class=”btn-primary” id=”continue-deposit”&gt;Continue&lt;/button&gt;&lt;/div&gt;</text:p>
      <text:p text:style-name="Normal"><text:s text:c="8"/>&lt;div class=”card” id=”deposit-step2” style=”display:none;”&gt;&lt;h3&gt;Deposit Address&lt;/h3&gt;&lt;div class=”deposit-info”&gt;&lt;p&gt;Amount to Deposit: &lt;strong id=”amount-display”&gt;$40.00 USD&lt;/strong&gt;&lt;/p&gt;&lt;div class=”timer”&gt;00:58:11&lt;/div&gt;&lt;p&gt;Please deposit USDT (BEP20) within the time limit.&lt;/p&gt;&lt;img src=<text:a xlink:href="https://i.imgur.com/Qh9xH2B.png" office:target-frame-name="_top" xlink:show="replace"><text:span text:style-name="Hyperlink">https://i.imgur.com/Qh9xH2B.png</text:span></text:a><text:s/>alt=”QR Code” class=”qr-code”&gt;&lt;div class=”wallet-address”&gt;&lt;span&gt;0x77ae...a8e3&lt;/span&gt;&lt;i class=”fas fa-copy”&gt;&lt;/i&gt;&lt;/div&gt;&lt;/div&gt;&lt;button class=”btn-primary”&gt;I Have Made the Deposit&lt;/button&gt;&lt;/div&gt;</text:p>
      <text:p text:style-name="Normal"><text:s text:c="4"/>&lt;/template&gt;</text:p>
      <text:p text:style-name="Normal"><text:s text:c="4"/>&lt;template id=”template-withdraw”&gt;</text:p>
      <text:p text:style-name="Normal"><text:s text:c="8"/>&lt;header class=”main-header”&gt;&lt;h2&gt;Withdraw Funds&lt;/h2&gt;&lt;div class=”header-actions”&gt;&lt;a href=”#” id=”logout-btn”&gt;&lt;i class=”fas fa-sign-out-alt”&gt;&lt;/i&gt;&lt;/a&gt;&lt;/div&gt;&lt;/header&gt;</text:p>
      <text:p text:style-name="Normal"><text:s text:c="8"/>&lt;div class=”card”&gt;&lt;div class=”tabs”&gt;&lt;button class=”tab-link active” id=”btn-tab-usdt”&gt;USDT&lt;/button&gt;&lt;button class=”tab-link” id=”btn-tab-pix”&gt;PIX&lt;/button&gt;&lt;/div&gt;&lt;div id=”usdt” class=”tab-content” style=”display: block;”&gt;&lt;h3&gt;Withdraw via USDT (BEP20)&lt;/h3&gt;&lt;form&gt;&lt;div class=”input-group”&gt;&lt;label for=”usdt-amount”&gt;Amount&lt;/label&gt;&lt;input type=”number” id=”usdt-amount”&gt;&lt;/div&gt;&lt;div class=”input-group”&gt;&lt;label for=”usdt-address”&gt;Wallet Address&lt;/label&gt;&lt;input type=”text” id=”usdt-address”&gt;&lt;/div&gt;&lt;button type=”submit” class=”btn-primary”&gt;Withdraw USDT&lt;/button&gt;&lt;/form&gt;&lt;/div&gt;&lt;div id=”pix” class=”tab-content”&gt;&lt;h3&gt;Withdraw via PIX (Brazil)&lt;/h3&gt;&lt;form&gt;&lt;div class=”input-group”&gt;&lt;label for=”pix-amount”&gt;Amount (BRL)&lt;/label&gt;&lt;input type=”number” id=”pix-amount”&gt;&lt;/div&gt;&lt;div class=”input-group”&gt;&lt;label for=”pix-key”&gt;PIX Key&lt;/label&gt;&lt;input type=”text” id=”pix-key”&gt;&lt;/div&gt;&lt;button type=”submit” class=”btn-primary”&gt;Withdraw via PIX&lt;/button&gt;&lt;/form&gt;&lt;/div&gt;&lt;/div&gt;</text:p>
      <text:p text:style-name="Normal"><text:s text:c="4"/>&lt;/template&gt;</text:p>
      <text:p text:style-name="Normal"><text:s text:c="4"/>&lt;template id=”template-history”&gt;</text:p>
      <text:p text:style-name="Normal"><text:s text:c="8"/>&lt;header class=”main-header”&gt;&lt;h2&gt;Transaction History&lt;/h2&gt;&lt;div class=”header-actions”&gt;&lt;a href=”#” id=”logout-btn”&gt;&lt;i class=”fas fa-sign-out-alt”&gt;&lt;/i&gt;&lt;/a&gt;&lt;/div&gt;&lt;/header&gt;</text:p>
      <text:p text:style-name="Normal"><text:s text:c="8"/>&lt;div class=”card”&gt;&lt;div class=”transaction-list” id=”transaction-list”&gt;&lt;p&gt;Loading transaction history...&lt;/p&gt;&lt;/div&gt;&lt;/div&gt;</text:p>
      <text:p text:style-name="Normal"><text:s text:c="4"/>&lt;/template&gt;</text:p>
      <text:p text:style-name="Normal"><text:s text:c="4"/>&lt;template id=”template-profile”&gt;</text:p>
      <text:p text:style-name="Normal"><text:s text:c="8"/>&lt;header class=”main-header”&gt;&lt;h2&gt;User Profile&lt;/h2&gt;&lt;div class=”header-actions”&gt;&lt;a href=”#” id=”logout-btn”&gt;&lt;i class=”fas fa-sign-out-alt”&gt;&lt;/i&gt;&lt;/a&gt;&lt;/div&gt;&lt;/header&gt;</text:p>
      <text:p text:style-name="Normal"><text:s text:c="8"/>&lt;div class=”card”&gt;&lt;div class=”profile-header”&gt;&lt;img src=<text:a xlink:href="https://i.imgur.com/skidoprofile.png" office:target-frame-name="_top" xlink:show="replace"><text:span text:style-name="Hyperlink">https://i.imgur.com/skidoprofile.png</text:span></text:a><text:s/>alt=”User Avatar” class=”profile-avatar”&gt;&lt;h3 id=”profile-username”&gt;&lt;/h3&gt;&lt;p id=”profile-email”&gt;&lt;/p&gt;&lt;/div&gt;&lt;form id=”profile-update-form”&gt;&lt;div class=”input-group”&gt;&lt;label for=”profile_full_name”&gt;Full Name&lt;/label&gt;&lt;input type=”text” id=”profile_full_name”&gt;&lt;/div&gt;&lt;div class=”input-group”&gt;&lt;label for=”profile_country”&gt;Country&lt;/label&gt;&lt;select id=”profile_country”&gt;&lt;option value=”United States”&gt;United States&lt;/option&gt;&lt;option value=”Brazil”&gt;Brazil&lt;/option&gt;&lt;/select&gt;&lt;/div&gt;&lt;div class=”input-group” id=”profile-cpf-group” style=”display:none;”&gt;&lt;label for=”profile_cpf”&gt;CPF&lt;/label&gt;&lt;input type=”text” id=”profile_cpf”&gt;&lt;/div&gt;&lt;div class=”input-group”&gt;&lt;label for=”profile_language”&gt;Language&lt;/label&gt;&lt;select id=”profile_language”&gt;&lt;option value=”English”&gt;English&lt;/option&gt;&lt;option value=”Portuguese”&gt;Portuguese&lt;/option&gt;&lt;/select&gt;&lt;/div&gt;&lt;button type=”submit” class=”btn-primary”&gt;Save Changes&lt;/button&gt;&lt;/form&gt;&lt;/div&gt;</text:p>
      <text:p text:style-name="Normal"><text:s text:c="4"/>&lt;/template&gt;</text:p>
      <text:p text:style-name="Normal"/>
      <text:p text:style-name="Normal"><text:s text:c="4"/>&lt;script src=<text:a xlink:href="https://cdn.jsdelivr.net/npm/@supabase/supabase-js@2" office:target-frame-name="_top" xlink:show="replace"><text:span text:style-name="Hyperlink">https://cdn.jsdelivr.net/npm/@supabase/supabase-js@2</text:span></text:a>&gt;&lt;/script&gt;</text:p>
      <text:p text:style-name="Normal"><text:s text:c="4"/>&lt;script&gt;</text:p>
      <text:p text:style-name="Normal"><text:s text:c="8"/>// =================================================================</text:p>
      <text:p text:style-name="Normal"><text:s text:c="8"/>// 1. SUPABASE SETUP &amp; CONFIG</text:p>
      <text:p text:style-name="Normal"><text:s text:c="8"/>// =================================================================</text:p>
      <text:p text:style-name="Normal"><text:s text:c="8"/>Const SUPABASE_URL = ‘YOUR_SUPABASE_URL’; //<text:s/><text:span text:style-name="T3"></text:span><text:s/>PASTE YOUR URL HERE</text:p>
      <text:p text:style-name="Normal"><text:s text:c="8"/>Const SUPABASE_ANON_KEY = ‘YOUR_SUPABASE_ANON_KEY’; //<text:s/><text:span text:style-name="T4"></text:span><text:s/>PASTE YOUR ANON KEY HERE</text:p>
      <text:p text:style-name="Normal"/>
      <text:p text:style-name="Normal"><text:s text:c="8"/>Const supabase = supabase.createClient(SUPABASE_URL, SUPABASE_ANON_KEY);</text:p>
      <text:p text:style-name="Normal"><text:s text:c="8"/>Const appRoot = document.getElementById(‘app-root’);</text:p>
      <text:p text:style-name="Normal"/>
      <text:p text:style-name="Normal"><text:s text:c="8"/>// =================================================================</text:p>
      <text:p text:style-name="Normal"><text:s text:c="8"/>// 2. LANGUAGE &amp; TRANSLATION SETUP</text:p>
      <text:p text:style-name="Normal"><text:s text:c="8"/>// =================================================================</text:p>
      <text:p text:style-name="Normal"><text:s text:c="8"/>Const languages = [</text:p>
      <text:p text:style-name="Normal"><text:s text:c="12"/>{ code: ‘pt-BR’, name: ‘Português (Brasil)’ }, { code: ‘pt-PT’, name: ‘Português (Portugal)’ },</text:p>
      <text:p text:style-name="Normal"><text:s text:c="12"/>{ code: ‘en’, name: ‘English’ }, { code: ‘es’, name: ‘Español’ }, { code: ‘fr’, name: ‘Français’ },</text:p>
      <text:p text:style-name="Normal"><text:s text:c="12"/>{ code: ‘de’, name: ‘Deutsch’ }, { code: ‘it’, name: ‘Italiano’ }, { code: ‘ja’, name: ‘日本語’ },</text:p>
      <text:p text:style-name="Normal"><text:s text:c="12"/>{ code: ‘ko’, name: ‘한국어’ }, { code: ‘zh-CN’, name: ‘中文<text:s/>(简体)’ }, { code: ‘zh-TW’, name: ‘中文<text:s/>(繁體)’ },</text:p>
      <text:p text:style-name="Normal"><text:s text:c="12"/>{ code: ‘ru’, name: ‘Русский’ }, { code: ‘ar’, name: ‘العربية’ }, { code: ‘hi’, name: ‘हिन्दी’ },</text:p>
      <text:p text:style-name="Normal"><text:s text:c="12"/>{ code: ‘nl’, name: ‘Nederlands’ }, { code: ‘sv’, name: ‘Svenska’ }, { code: ‘tr’, name: ‘Türkçe’ },</text:p>
      <text:p text:style-name="Normal"><text:s text:c="12"/>{ code: ‘pl’, name: ‘Polski’ }, { code: ‘vi’, name: ‘Tiếng Việt’ }, { code: ‘th’, name: ‘ไทย’ },</text:p>
      <text:p text:style-name="Normal"><text:s text:c="12"/>{ code: ‘el’, name: ‘Ελληνικά’ }, { code: ‘he’, name: ‘עברית’ }, { code: ‘id’, name: ‘Bahasa Indonesia’ },</text:p>
      <text:p text:style-name="Normal"><text:s text:c="12"/>{ code: ‘ms’, name: ‘Bahasa Melayu’ }, { code: ‘ro’, name: ‘Română’ }, { code: ‘hu’, name: ‘Magyar’ },</text:p>
      <text:p text:style-name="Normal"><text:s text:c="12"/>{ code: ‘cs’, name: ‘Čeština’ }, { code: ‘da’, name: ‘Dansk’ }, { code: ‘fi’, name: ‘Suomi’ },</text:p>
      <text:p text:style-name="Normal"><text:s text:c="12"/>{ code: ‘no’, name: ‘Norsk’ }, { code: ‘sk’, name: ‘Slovenčina’ }</text:p>
      <text:p text:style-name="Normal"><text:s text:c="8"/>];</text:p>
      <text:p text:style-name="Normal"/>
      <text:p text:style-name="Normal"><text:s text:c="8"/>Const translations = {</text:p>
      <text:p text:style-name="Normal"><text:s text:c="12"/>‘en’: {</text:p>
      <text:p text:style-name="Normal"><text:s text:c="16"/>loginTitle: ‘Login’, loginWelcome: ‘Welcome back! Please sign in.’, emailLabel: ‘Email’, passwordLabel: ‘Password’,</text:p>
      <text:p text:style-name="Normal"><text:s text:c="16"/>loginBtn: ‘Login’, noAccount: “Don’t have an account?”, signupHere: ‘Sign up here’, footerRights: ‘© 2025 EARN-USDT SOLANA. All rights reserved.’,</text:p>
      <text:p text:style-name="Normal"><text:s text:c="16"/>signupTitle: ‘Sign Up’, signupWelcome: ‘Create your account to get started.’, fullNameLabel: ‘Full Name’,</text:p>
      <text:p text:style-name="Normal"><text:s text:c="16"/>fullNamePlaceholder: ‘Enter your full name’, usernameLabel: ‘Username’, usernamePlaceholder: ‘Choose a username’,</text:p>
      <text:p text:style-name="Normal"><text:s text:c="16"/>confirmPassLabel: ‘Confirm Password’, countryLabel: ‘Country’, cpfLabel: ‘CPF (Social Security Number)’, signupBtn: ‘Sign Up’,</text:p>
      <text:p text:style-name="Normal"><text:s text:c="16"/>haveAccount: ‘Already have an account?’, loginHere: ‘Sign in here’, selectLangTitle: ‘Select Language’, searchLangPlaceholder: ‘Search for a language...’</text:p>
      <text:p text:style-name="Normal"><text:s text:c="12"/>},</text:p>
      <text:p text:style-name="Normal"><text:s text:c="12"/>‘pt-BR’: {</text:p>
      <text:p text:style-name="Normal"><text:s text:c="16"/>loginTitle: ‘Entrar’, loginWelcome: ‘Bem-vindo de volta! Por favor, entre.’, emailLabel: ‘E-mail’, passwordLabel: ‘Senha’,</text:p>
      <text:p text:style-name="Normal"><text:s text:c="16"/>loginBtn: ‘Entrar’, noAccount: ‘Não tem uma conta?’, signupHere: ‘Cadastre-se aqui’, footerRights: ‘© 2025 EARN-USDT SOLANA. Todos os direitos reservados.’,</text:p>
      <text:p text:style-name="Normal"><text:s text:c="16"/>signupTitle: ‘Cadastre-se’, signupWelcome: ‘Crie sua conta para começar.’, fullNameLabel: ‘Nome Completo’,</text:p>
      <text:p text:style-name="Normal"><text:s text:c="16"/>fullNamePlaceholder: ‘Digite seu nome completo’, usernameLabel: ‘Nome de Usuário’, usernamePlaceholder: ‘Escolha um nome de usuário’,</text:p>
      <text:p text:style-name="Normal"><text:s text:c="16"/>confirmPassLabel: ‘Confirmar Senha’, countryLabel: ‘País’, cpfLabel: ‘CPF’, signupBtn: ‘Cadastrar’,</text:p>
      <text:p text:style-name="Normal"><text:s text:c="16"/>haveAccount: ‘Já tem uma conta?’, loginHere: ‘Entre aqui’, selectLangTitle: ‘Selecione o Idioma’, searchLangPlaceholder: ‘Pesquisar um idioma...’</text:p>
      <text:p text:style-name="Normal"><text:s text:c="12"/>},</text:p>
      <text:p text:style-name="Normal"><text:s text:c="12"/>‘es’: {</text:p>
      <text:p text:style-name="Normal"><text:s text:c="16"/>loginTitle: ‘Iniciar Sesión’, loginWelcome: ‘¡Bienvenido de nuevo! Por favor, inicie sesión.’, emailLabel: ‘Correo Electrónico’, passwordLabel: ‘Contraseña’,</text:p>
      <text:p text:style-name="Normal"><text:s text:c="16"/>loginBtn: ‘Iniciar Sesión’, noAccount: ‘¿No tienes una cuenta?’, signupHere: ‘Regístrate aquí’, footerRights: ‘© 2025 EARN-USDT SOLANA. Todos los derechos reservados.’,</text:p>
      <text:p text:style-name="Normal"><text:s text:c="16"/>signupTitle: ‘Regístrate’, signupWelcome: ‘Crea tu cuenta para empezar.’, fullNameLabel: ‘Nombre Completo’,</text:p>
      <text:p text:style-name="Normal"><text:s text:c="16"/>fullNamePlaceholder: ‘Introduzca su nombre completo’, usernameLabel: ‘Nombre de Usuario’, usernamePlaceholder: ‘Elija un nombre de usuario’,</text:p>
      <text:p text:style-name="Normal"><text:s text:c="16"/>confirmPassLabel: ‘Confirmar Contraseña’, countryLabel: ‘País’, cpfLabel: ‘CPF (Número de Seguro Social)’, signupBtn: ‘Registrarse’,</text:p>
      <text:p text:style-name="Normal"><text:s text:c="16"/>haveAccount: ‘¿Ya tienes una cuenta?’, loginHere: ‘Inicia sesión aquí’, selectLangTitle: ‘Seleccione el Idioma’, searchLangPlaceholder: ‘Buscar un idioma...’</text:p>
      <text:p text:style-name="Normal"><text:s text:c="12"/>}</text:p>
      <text:p text:style-name="Normal"><text:s text:c="8"/>};</text:p>
      <text:p text:style-name="Normal"/>
      <text:p text:style-name="Normal"><text:s text:c="8"/>Function setLanguage(langCode) {</text:p>
      <text:p text:style-name="Normal"><text:s text:c="12"/>Const lang = translations[langCode] || translations[‘en’]; // Default to English if translation not available</text:p>
      <text:p text:style-name="Normal"><text:s text:c="12"/>Document.querySelectorAll(‘[data-translate-key]’).forEach(el =&gt; {</text:p>
      <text:p text:style-name="Normal"><text:s text:c="16"/>Const key = el.dataset.translateKey;</text:p>
      <text:p text:style-name="Normal"><text:s text:c="16"/>If (lang[key]) {</text:p>
      <text:p text:style-name="Normal"><text:s text:c="20"/>El.innerText = lang[key];</text:p>
      <text:p text:style-name="Normal"><text:s text:c="16"/>}</text:p>
      <text:p text:style-name="Normal"><text:s text:c="12"/>});</text:p>
      <text:p text:style-name="Normal"><text:s text:c="13"/>Document.querySelectorAll(‘[data-translate-placeholder-key]’).forEach(el =&gt; {</text:p>
      <text:p text:style-name="Normal"><text:s text:c="16"/>Const key = el.dataset.translatePlaceholderKey;</text:p>
      <text:p text:style-name="Normal"><text:s text:c="16"/>If (lang[key]) {</text:p>
      <text:p text:style-name="Normal"><text:s text:c="20"/>El.placeholder = lang[key];</text:p>
      <text:p text:style-name="Normal"><text:s text:c="16"/>}</text:p>
      <text:p text:style-name="Normal"><text:s text:c="12"/>});</text:p>
      <text:p text:style-name="Normal"><text:s text:c="12"/>Document.documentElement.lang = langCode;</text:p>
      <text:p text:style-name="Normal"><text:s text:c="12"/>localStorage.setItem(‘preferredLanguage’, langCode);</text:p>
      <text:p text:style-name="Normal"><text:s text:c="8"/>}</text:p>
      <text:p text:style-name="Normal"><text:s text:c="8"/></text:p>
      <text:p text:style-name="Normal"><text:s text:c="8"/>Function populateLanguageModal() {</text:p>
      <text:p text:style-name="Normal"><text:s text:c="12"/>Const list = document.getElementById(‘language-list’);</text:p>
      <text:p text:style-name="Normal"><text:s text:c="12"/>If(!list) return;</text:p>
      <text:p text:style-name="Normal"><text:s text:c="12"/>List.innerHTML = ‘’;</text:p>
      <text:p text:style-name="Normal"><text:s text:c="12"/>Languages.forEach(lang =&gt; {</text:p>
      <text:p text:style-name="Normal"><text:s text:c="16"/>Const item = document.createElement(‘li’);</text:p>
      <text:p text:style-name="Normal"><text:s text:c="16"/>Item.textContent = lang.name;</text:p>
      <text:p text:style-name="Normal"><text:s text:c="16"/>Item.dataset.langCode = lang.code;</text:p>
      <text:p text:style-name="Normal"><text:s text:c="16"/>Item.addEventListener(‘click’, () =&gt; {</text:p>
      <text:p text:style-name="Normal"><text:s text:c="20"/>setLanguage(lang.code);</text:p>
      <text:p text:style-name="Normal"><text:s text:c="20"/>document.getElementById(‘language-modal’).style.display = ‘none’;</text:p>
      <text:p text:style-name="Normal"><text:s text:c="16"/>});</text:p>
      <text:p text:style-name="Normal"><text:s text:c="16"/>List.appendChild(item);</text:p>
      <text:p text:style-name="Normal"><text:s text:c="12"/>});</text:p>
      <text:p text:style-name="Normal"><text:s text:c="8"/>}</text:p>
      <text:p text:style-name="Normal"><text:s text:c="8"/></text:p>
      <text:p text:style-name="Normal"><text:s text:c="8"/>Function setupLanguageModal() {</text:p>
      <text:p text:style-name="Normal"><text:s text:c="12"/>Const modal = document.getElementById(‘language-modal’);</text:p>
      <text:p text:style-name="Normal"><text:s text:c="12"/>Const langBtn = document.getElementById(‘lang-btn’);</text:p>
      <text:p text:style-name="Normal"><text:s text:c="12"/>Const searchInput = document.getElementById(‘lang-search’);</text:p>
      <text:p text:style-name="Normal"/>
      <text:p text:style-name="Normal"><text:s text:c="12"/>If (langBtn) {</text:p>
      <text:p text:style-name="Normal"><text:s text:c="16"/>langBtn.addEventListener(‘click’, () =&gt; {</text:p>
      <text:p text:style-name="Normal"><text:s text:c="20"/>modal.style.display = ‘flex’;</text:p>
      <text:p text:style-name="Normal"><text:s text:c="16"/>});</text:p>
      <text:p text:style-name="Normal"><text:s text:c="12"/>}</text:p>
      <text:p text:style-name="Normal"><text:s text:c="12"/>Modal.addEventListener(‘click’, (e) =&gt; {</text:p>
      <text:p text:style-name="Normal"><text:s text:c="16"/>If (e.target === modal) {</text:p>
      <text:p text:style-name="Normal"><text:s text:c="20"/>Modal.style.display = ‘none’;</text:p>
      <text:p text:style-name="Normal"><text:s text:c="16"/>}</text:p>
      <text:p text:style-name="Normal"><text:s text:c="12"/>});</text:p>
      <text:p text:style-name="Normal"><text:s text:c="12"/>searchInput.addEventListener(‘input’, (e) =&gt; {</text:p>
      <text:p text:style-name="Normal"><text:s text:c="16"/>const searchTerm = e.target.value.toLowerCase();</text:p>
      <text:p text:style-name="Normal"><text:s text:c="16"/>document.querySelectorAll(‘#language-list li’).forEach(li =&gt; {</text:p>
      <text:p text:style-name="Normal"><text:s text:c="20"/>const langName = li.textContent.toLowerCase();</text:p>
      <text:p text:style-name="Normal"><text:s text:c="20"/>li.style.display = langName.includes(searchTerm) ? ‘block’ : ‘none’;</text:p>
      <text:p text:style-name="Normal"><text:s text:c="16"/>});</text:p>
      <text:p text:style-name="Normal"><text:s text:c="12"/>});</text:p>
      <text:p text:style-name="Normal"><text:s text:c="8"/>}</text:p>
      <text:p text:style-name="Normal"/>
      <text:p text:style-name="Normal"><text:s text:c="8"/>// =================================================================</text:p>
      <text:p text:style-name="Normal"><text:s text:c="8"/>// 3. ROUTER &amp; PAGE RENDERING</text:p>
      <text:p text:style-name="Normal"><text:s text:c="8"/>// =================================================================</text:p>
      <text:p text:style-name="Normal"><text:s text:c="8"/>Const routes = {</text:p>
      <text:p text:style-name="Normal"><text:s text:c="12"/>‘#login’: { templateId: ‘template-login’, handler: handleLogin, isPublic: true },</text:p>
      <text:p text:style-name="Normal"><text:s text:c="12"/>‘#signup’: { templateId: ‘template-signup’, handler: handleSignup, isPublic: true },</text:p>
      <text:p text:style-name="Normal"><text:s text:c="12"/>‘#dashboard’: { templateId: ‘template-dashboard’, handler: loadDashboard },</text:p>
      <text:p text:style-name="Normal"><text:s text:c="12"/>‘#deposit’: { templateId: ‘template-deposit’, handler: handleDepositFlow },</text:p>
      <text:p text:style-name="Normal"><text:s text:c="12"/>‘#withdraw’: { templateId: ‘template-withdraw’, handler: handleWithdrawTabs },</text:p>
      <text:p text:style-name="Normal"><text:s text:c="12"/>‘#history’: { templateId: ‘template-history’, handler: loadTransactionHistory },</text:p>
      <text:p text:style-name="Normal"><text:s text:c="12"/>‘#profile’: { templateId: ‘template-profile’, handler: loadProfile }</text:p>
      <text:p text:style-name="Normal"><text:s text:c="8"/>};</text:p>
      <text:p text:style-name="Normal"/>
      <text:p text:style-name="Normal"><text:s text:c="8"/>Async function router() {</text:p>
      <text:p text:style-name="Normal"><text:s text:c="12"/>Const path = window.location.hash || ‘#login’;</text:p>
      <text:p text:style-name="Normal"><text:s text:c="12"/>Const route = routes[path] || routes[‘#login’];</text:p>
      <text:p text:style-name="Normal"><text:s text:c="12"/></text:p>
      <text:p text:style-name="Normal"><text:s text:c="12"/>Const session = await supabase.auth.getSession();</text:p>
      <text:p text:style-name="Normal"><text:s text:c="12"/>Const isAuthenticated = session.data.session !== null;</text:p>
      <text:p text:style-name="Normal"/>
      <text:p text:style-name="Normal"><text:s text:c="12"/>If (!route.isPublic &amp;&amp; !isAuthenticated) { window.location.hash = ‘#login’; return; }</text:p>
      <text:p text:style-name="Normal"><text:s text:c="12"/>If (route.isPublic &amp;&amp; isAuthenticated) { window.location.hash = ‘#dashboard’; return; }</text:p>
      <text:p text:style-name="Normal"/>
      <text:p text:style-name="Normal"><text:s text:c="12"/>If (route.isPublic) {</text:p>
      <text:p text:style-name="Normal"><text:s text:c="16"/>Const template = document.getElementById(route.templateId);</text:p>
      <text:p text:style-name="Normal"><text:s text:c="16"/>appRoot.innerHTML = ‘’;</text:p>
      <text:p text:style-name="Normal"><text:s text:c="16"/>appRoot.appendChild(template.content.cloneNode(true));</text:p>
      <text:p text:style-name="Normal"><text:s text:c="12"/>} else {</text:p>
      <text:p text:style-name="Normal"><text:s text:c="16"/>If (!document.querySelector(‘.app-container’)) {</text:p>
      <text:p text:style-name="Normal"><text:s text:c="20"/>Const shellTemplate = document.getElementById(‘template-app-shell’);</text:p>
      <text:p text:style-name="Normal"><text:s text:c="20"/>appRoot.innerHTML = ‘’;</text:p>
      <text:p text:style-name="Normal"><text:s text:c="20"/>appRoot.appendChild(shellTemplate.content.cloneNode(true));</text:p>
      <text:p text:style-name="Normal"><text:s text:c="16"/>}</text:p>
      <text:p text:style-name="Normal"><text:s text:c="16"/>Const pageContent = document.getElementById(‘page-content’);</text:p>
      <text:p text:style-name="Normal"><text:s text:c="16"/>Const template = document.getElementById(route.templateId);</text:p>
      <text:p text:style-name="Normal"><text:s text:c="16"/>pageContent.innerHTML = ‘’;</text:p>
      <text:p text:style-name="Normal"><text:s text:c="16"/>pageContent.appendChild(template.content.cloneNode(true));</text:p>
      <text:p text:style-name="Normal"><text:s text:c="16"/></text:p>
      <text:p text:style-name="Normal"><text:s text:c="16"/>document.querySelectorAll(‘.sidebar li’).forEach(li =&gt; li.classList.remove(‘active’));</text:p>
      <text:p text:style-name="Normal"><text:s text:c="16"/>const activeLink = document.querySelector(`.sidebar li[data-route=”${path.substring(1)}”]`);</text:p>
      <text:p text:style-name="Normal"><text:s text:c="16"/>if(activeLink) activeLink.classList.add(‘active’);</text:p>
      <text:p text:style-name="Normal"><text:s text:c="12"/>}</text:p>
      <text:p text:style-name="Normal"><text:s text:c="12"/></text:p>
      <text:p text:style-name="Normal"><text:s text:c="12"/>Const currentLang = localStorage.getItem(‘preferredLanguage’) || ‘pt-BR’;</text:p>
      <text:p text:style-name="Normal"><text:s text:c="12"/>setLanguage(currentLang);</text:p>
      <text:p text:style-name="Normal"><text:s text:c="12"/></text:p>
      <text:p text:style-name="Normal"><text:s text:c="12"/>if (route.handler) route.handler();</text:p>
      <text:p text:style-name="Normal"/>
      <text:p text:style-name="Normal"><text:s text:c="12"/>setupPasswordToggle();</text:p>
      <text:p text:style-name="Normal"><text:s text:c="12"/>handleLogout();</text:p>
      <text:p text:style-name="Normal"><text:s text:c="12"/>if (route.isPublic) setupLanguageModal();</text:p>
      <text:p text:style-name="Normal"><text:s text:c="8"/>}</text:p>
      <text:p text:style-name="Normal"/>
      <text:p text:style-name="Normal"><text:s text:c="8"/>Window.addEventListener(‘hashchange’, router);</text:p>
      <text:p text:style-name="Normal"><text:s text:c="8"/>Window.addEventListener(‘load’, () =&gt; {</text:p>
      <text:p text:style-name="Normal"><text:s text:c="12"/>populateLanguageModal();</text:p>
      <text:p text:style-name="Normal"><text:s text:c="12"/>router();</text:p>
      <text:p text:style-name="Normal"><text:s text:c="8"/>});</text:p>
      <text:p text:style-name="Normal">// =================================================================</text:p>
      <text:p text:style-name="Normal"><text:s text:c="8"/>// 4. PAGE-SPECIFIC &amp; HELPER LOGIC</text:p>
      <text:p text:style-name="Normal"><text:s text:c="8"/>// =================================================================</text:p>
      <text:p text:style-name="Normal"><text:s text:c="8"/>function handleLogout() {</text:p>
      <text:p text:style-name="Normal"><text:s text:c="12"/>const logoutButton = document.getElementById('logout-btn');</text:p>
      <text:p text:style-name="Normal"><text:s text:c="12"/>if (logoutButton) {</text:p>
      <text:p text:style-name="Normal"><text:s text:c="16"/>logoutButton.addEventListener('click', async (e) =&gt; {</text:p>
      <text:p text:style-name="Normal"><text:s text:c="20"/>e.preventDefault();</text:p>
      <text:p text:style-name="Normal"><text:s text:c="20"/>await supabase.auth.signOut();</text:p>
      <text:p text:style-name="Normal"><text:s text:c="20"/>window.location.hash = '#login';</text:p>
      <text:p text:style-name="Normal"><text:s text:c="16"/>});</text:p>
      <text:p text:style-name="Normal"><text:s text:c="12"/>}</text:p>
      <text:p text:style-name="Normal"><text:s text:c="8"/>}</text:p>
      <text:p text:style-name="Normal"><text:s text:c="8"/>function setupPasswordToggle() {</text:p>
      <text:p text:style-name="Normal"><text:s text:c="12"/>document.querySelectorAll('.toggle-password').forEach(toggle =&gt; {</text:p>
      <text:p text:style-name="Normal"><text:s text:c="16"/>toggle.addEventListener('click', () =&gt; {</text:p>
      <text:p text:style-name="Normal"><text:s text:c="20"/>const passwordInput = toggle.previousElementSibling;</text:p>
      <text:p text:style-name="Normal"><text:s text:c="20"/>passwordInput.type = (passwordInput.type === 'password') ? 'text' : 'password';</text:p>
      <text:p text:style-name="Normal"><text:s text:c="20"/>toggle.classList.toggle('fa-eye');</text:p>
      <text:p text:style-name="Normal"><text:s text:c="20"/>toggle.classList.toggle('fa-eye-slash');</text:p>
      <text:p text:style-name="Normal"><text:s text:c="16"/>});</text:p>
      <text:p text:style-name="Normal"><text:s text:c="12"/>});</text:p>
      <text:p text:style-name="Normal"><text:s text:c="8"/>}</text:p>
      <text:p text:style-name="Normal"><text:s text:c="8"/>function handleLogin() {</text:p>
      <text:p text:style-name="Normal"><text:s text:c="12"/>const loginForm = document.getElementById('login-form');</text:p>
      <text:p text:style-name="Normal"><text:s text:c="12"/>if(!loginForm) return;</text:p>
      <text:p text:style-name="Normal"><text:s text:c="12"/>loginForm.addEventListener('submit', async (e) =&gt; {</text:p>
      <text:p text:style-name="Normal"><text:s text:c="16"/>e.preventDefault();</text:p>
      <text:p text:style-name="Normal"><text:s text:c="16"/>const { error } = await supabase.auth.signInWithPassword({</text:p>
      <text:p text:style-name="Normal"><text:s text:c="20"/>email: document.getElementById('email').value,</text:p>
      <text:p text:style-name="Normal"><text:s text:c="20"/>password: document.getElementById('password').value</text:p>
      <text:p text:style-name="Normal"><text:s text:c="16"/>});</text:p>
      <text:p text:style-name="Normal"><text:s text:c="16"/>if (error) alert('Login failed: ' + error.message);</text:p>
      <text:p text:style-name="Normal"><text:s text:c="16"/>else window.location.hash = '#dashboard';</text:p>
      <text:p text:style-name="Normal"><text:s text:c="12"/>});</text:p>
      <text:p text:style-name="Normal"><text:s text:c="8"/>}</text:p>
      <text:p text:style-name="Normal"><text:s text:c="8"/>function handleSignup() {</text:p>
      <text:p text:style-name="Normal"><text:s text:c="12"/>const signupForm = document.getElementById('signup-form');</text:p>
      <text:p text:style-name="Normal"><text:s text:c="12"/>if(!signupForm) return;</text:p>
      <text:p text:style-name="Normal"><text:s text:c="12"/>const countrySelect = document.getElementById('country');</text:p>
      <text:p text:style-name="Normal"><text:s text:c="12"/>const cpfGroup = document.getElementById('cpf-group');</text:p>
      <text:p text:style-name="Normal"/>
      <text:p text:style-name="Normal"><text:s text:c="12"/>countrySelect.addEventListener('change', () =&gt; {</text:p>
      <text:p text:style-name="Normal"><text:s text:c="16"/>cpfGroup.style.display = countrySelect.value === 'Brazil' ? 'block' : 'none';</text:p>
      <text:p text:style-name="Normal"><text:s text:c="12"/>});</text:p>
      <text:p text:style-name="Normal"><text:s text:c="12"/>signupForm.addEventListener('submit', async (e) =&gt; {</text:p>
      <text:p text:style-name="Normal"><text:s text:c="16"/>e.preventDefault();</text:p>
      <text:p text:style-name="Normal"><text:s text:c="16"/>if (password.value !== confirm_password.value) { alert("Passwords do not match!"); return; }</text:p>
      <text:p text:style-name="Normal"><text:s text:c="16"/>const { data, error } = await supabase.auth.signUp({ email: email.value, password: password.value });</text:p>
      <text:p text:style-name="Normal"><text:s text:c="16"/>if (error) { alert('Sign up failed: ' + error.message); return; }</text:p>
      <text:p text:style-name="Normal"><text:s text:c="16"/>const { error: profileError } = await supabase.from('profiles').insert({</text:p>
      <text:p text:style-name="Normal"><text:s text:c="20"/>id: data.user.id, full_name: full_name.value, username: username.value,</text:p>
      <text:p text:style-name="Normal"><text:s text:c="20"/>country: country.value, cpf: country.value === 'Brazil' ? cpf.value : null</text:p>
      <text:p text:style-name="Normal"><text:s text:c="16"/>});</text:p>
      <text:p text:style-name="Normal"><text:s text:c="16"/>if (profileError) alert('Failed to create profile: ' + profileError.message);</text:p>
      <text:p text:style-name="Normal"><text:s text:c="16"/>else { alert('Sign up successful! Please check your email for verification.'); window.location.hash = '#login'; }</text:p>
      <text:p text:style-name="Normal"><text:s text:c="12"/>});</text:p>
      <text:p text:style-name="Normal"><text:s text:c="8"/>}</text:p>
      <text:p text:style-name="Normal"><text:s text:c="8"/>async function loadDashboard() {</text:p>
      <text:p text:style-name="Normal"><text:s text:c="12"/>const { data: { session } } = await supabase.auth.getSession();</text:p>
      <text:p text:style-name="Normal"><text:s text:c="12"/>if (!session) return;</text:p>
      <text:p text:style-name="Normal"><text:s text:c="12"/>const { data, error } = await supabase.from('profiles').select().eq('id', session.user.id).single();</text:p>
      <text:p text:style-name="Normal"><text:s text:c="12"/>if (error) { console.error('Error fetching profile:', error); return; }</text:p>
      <text:p text:style-name="Normal"><text:s text:c="12"/>const formatter = new Intl.NumberFormat('en-US', { style: 'currency', currency: data.country === 'Brazil' ? 'BRL' : 'USD' });</text:p>
      <text:p text:style-name="Normal"><text:s text:c="12"/>document.getElementById('investment-value').textContent = formatter.format(data.investment);</text:p>
      <text:p text:style-name="Normal"><text:s text:c="12"/>document.getElementById('profit-balance').textContent = formatter.format(data.profit_balance);</text:p>
      <text:p text:style-name="Normal"><text:s text:c="12"/>document.getElementById('accumulated-profit').textContent = formatter.format(data.accumulated_profit);</text:p>
      <text:p text:style-name="Normal"><text:s text:c="12"/>document.getElementById('total-assets').textContent = formatter.format((data.investment || 0) + (data.profit_balance || 0));</text:p>
      <text:p text:style-name="Normal"><text:s text:c="8"/>}</text:p>
      <text:p text:style-name="Normal"><text:s text:c="8"/>function handleDepositFlow() {</text:p>
      <text:p text:style-name="Normal"><text:s text:c="12"/>document.getElementById('continue-deposit')?.addEventListener('click', () =&gt; {</text:p>
      <text:p text:style-name="Normal"><text:s text:c="16"/>document.getElementById('deposit-step1').style.display = 'none';</text:p>
      <text:p text:style-name="Normal"><text:s text:c="16"/>document.getElementById('deposit-step2').style.display = 'block';</text:p>
      <text:p text:style-name="Normal"><text:s text:c="12"/>});</text:p>
      <text:p text:style-name="Normal"><text:s text:c="8"/>}</text:p>
      <text:p text:style-name="Normal"><text:s text:c="8"/>function handleWithdrawTabs() {</text:p>
      <text:p text:style-name="Normal"><text:s text:c="12"/>const usdtTab = document.getElementById('usdt'), pixTab = document.getElementById('pix');</text:p>
      <text:p text:style-name="Normal"><text:s text:c="12"/>const usdtBtn = document.getElementById('btn-tab-usdt'), pixBtn = document.getElementById('btn-tab-pix');</text:p>
      <text:p text:style-name="Normal"><text:s text:c="12"/>usdtBtn?.addEventListener('click', () =&gt; {</text:p>
      <text:p text:style-name="Normal"><text:s text:c="16"/>usdtTab.style.display = 'block'; pixTab.style.display = 'none';</text:p>
      <text:p text:style-name="Normal"><text:s text:c="16"/>usdtBtn.classList.add('active'); pixBtn.classList.remove('active');</text:p>
      <text:p text:style-name="Normal"><text:s text:c="12"/>});</text:p>
      <text:p text:style-name="Normal"><text:s text:c="12"/>pixBtn?.addEventListener('click', () =&gt; {</text:p>
      <text:p text:style-name="Normal"><text:s text:c="16"/>usdtTab.style.display = 'none'; pixTab.style.display = 'block';</text:p>
      <text:p text:style-name="Normal"><text:s text:c="16"/>usdtBtn.classList.remove('active'); pixBtn.classList.add('active');</text:p>
      <text:p text:style-name="Normal"><text:s text:c="12"/>});</text:p>
      <text:p text:style-name="Normal"><text:s text:c="8"/>}</text:p>
      <text:p text:style-name="Normal"><text:s text:c="8"/>async function loadTransactionHistory() {</text:p>
      <text:p text:style-name="Normal"><text:s text:c="12"/>const { data: { session } } = await supabase.auth.getSession();</text:p>
      <text:p text:style-name="Normal"><text:s text:c="12"/>if (!session) return;</text:p>
      <text:p text:style-name="Normal"><text:s text:c="12"/>const { data, error } = await supabase.from('transactions').select('*').eq('user_id', session.user.id).order('created_at', { ascending: false });</text:p>
      <text:p text:style-name="Normal"><text:s text:c="12"/>if (error) { console.error('Error fetching transactions:', error); return; }</text:p>
      <text:p text:style-name="Normal"><text:s text:c="12"/>const listEl = document.getElementById('transaction-list');</text:p>
      <text:p text:style-name="Normal"><text:s text:c="12"/>if (data.length === 0) { listEl.innerHTML = '&lt;p&gt;No transactions found.&lt;/p&gt;'; return; }</text:p>
      <text:p text:style-name="Normal"><text:s text:c="12"/>listEl.innerHTML = data.map(tx =&gt; `&lt;div class="transaction-item"&gt;&lt;div class="transaction-details"&gt;&lt;strong&gt;${tx.type}&lt;/strong&gt;&lt;small&gt;${new Date(tx.created_at).toLocaleString()}&lt;/small&gt;&lt;/div&gt;&lt;div class="transaction-amount" style="color:${tx.type === 'Deposit' ? 'var(--positive-color)' : 'var(--negative-color)'}"&gt;${tx.type === 'Deposit' ? '+' : '-'}$${tx.amount.toFixed(2)}&lt;/div&gt;&lt;/div&gt;`).join('');</text:p>
      <text:p text:style-name="Normal"><text:s text:c="8"/>}</text:p>
      <text:p text:style-name="Normal"><text:s text:c="8"/>async function loadProfile() {</text:p>
      <text:p text:style-name="Normal"><text:s text:c="12"/>const { data: { session } } = await supabase.auth.getSession();</text:p>
      <text:p text:style-name="Normal"><text:s text:c="12"/>if (!session) return;</text:p>
      <text:p text:style-name="Normal"><text:s text:c="12"/>const { data, error } = await supabase.from('profiles').select('*').eq('id', session.user.id).single();</text:p>
      <text:p text:style-name="Normal"><text:s text:c="12"/>if (error) { console.error("Error loading profile:", error); return; }</text:p>
      <text:p text:style-name="Normal"><text:s text:c="12"/>document.getElementById('profile-username').textContent = data.username;</text:p>
      <text:p text:style-name="Normal"><text:s text:c="12"/>document.getElementById('profile-email').textContent = session.user.email;</text:p>
      <text:p text:style-name="Normal"><text:s text:c="12"/>document.getElementById('profile_full_name').value = data.full_name || '';</text:p>
      <text:p text:style-name="Normal"><text:s text:c="12"/>document.getElementById('profile_country').value = data.country || 'United States';</text:p>
      <text:p text:style-name="Normal"><text:s text:c="12"/>document.getElementById('profile_language').value = data.language || 'English';</text:p>
      <text:p text:style-name="Normal"><text:s text:c="12"/>const cpfGroup = document.getElementById('profile-cpf-group');</text:p>
      <text:p text:style-name="Normal"><text:s text:c="12"/>if (data.country === 'Brazil') {</text:p>
      <text:p text:style-name="Normal"><text:s text:c="16"/>cpfGroup.style.display = 'block';</text:p>
      <text:p text:style-name="Normal"><text:s text:c="16"/>document.getElementById('profile_cpf').value = data.cpf || '';</text:p>
      <text:p text:style-name="Normal"><text:s text:c="12"/>}</text:p>
      <text:p text:style-name="Normal"><text:s text:c="12"/>document.getElementById('profile_country').addEventListener('change', (e) =&gt; {</text:p>
      <text:p text:style-name="Normal"><text:s text:c="17"/>document.getElementById('profile-cpf-group').style.display = e.target.value === 'Brazil' ? 'block' : 'none';</text:p>
      <text:p text:style-name="Normal"><text:s text:c="12"/>});</text:p>
      <text:p text:style-name="Normal"><text:s text:c="12"/>document.getElementById('profile-update-form').addEventListener('submit', async (e) =&gt; {</text:p>
      <text:p text:style-name="Normal"><text:s text:c="16"/>e.preventDefault();</text:p>
      <text:p text:style-name="Normal"><text:s text:c="16"/>const { error: updateError } = await supabase.from('profiles').upsert({</text:p>
      <text:p text:style-name="Normal"><text:s text:c="20"/>id: session.user.id, full_name: profile_full_name.value, country: profile_country.value,<text:s/></text:p>
      <text:p text:style-name="Normal"><text:s text:c="20"/>language: profile_language.value, cpf: profile_cpf.value, updated_at: new Date()</text:p>
      <text:p text:style-name="Normal"><text:s text:c="16"/>});</text:p>
      <text:p text:style-name="Normal"><text:s text:c="16"/>if (updateError) alert('Failed to update profile: ' + updateError.message);</text:p>
      <text:p text:style-name="Normal"><text:s text:c="16"/>else { alert('Profile updated successfully!'); router(); }</text:p>
      <text:p text:style-name="Normal"><text:s text:c="12"/>});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Yu Mincho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729in" text:min-label-width="0.25in" text:list-level-position-and-space-mode="label-alignment">
          <style:list-level-label-alignment text:label-followed-by="listtab" fo:margin-left="0.522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729in" text:min-label-width="0.25in" text:list-level-position-and-space-mode="label-alignment">
          <style:list-level-label-alignment text:label-followed-by="listtab" fo:margin-left="0.5229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729in" text:min-label-width="0.25in" text:list-level-position-and-space-mode="label-alignment">
          <style:list-level-label-alignment text:label-followed-by="listtab" fo:margin-left="1.0229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729in" text:min-label-width="0.25in" text:list-level-position-and-space-mode="label-alignment">
          <style:list-level-label-alignment text:label-followed-by="listtab" fo:margin-left="1.5229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729in" text:min-label-width="0.25in" text:list-level-position-and-space-mode="label-alignment">
          <style:list-level-label-alignment text:label-followed-by="listtab" fo:margin-left="2.0229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729in" text:min-label-width="0.25in" text:list-level-position-and-space-mode="label-alignment">
          <style:list-level-label-alignment text:label-followed-by="listtab" fo:margin-left="2.5229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729in" text:min-label-width="0.25in" text:list-level-position-and-space-mode="label-alignment">
          <style:list-level-label-alignment text:label-followed-by="listtab" fo:margin-left="3.0229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729in" text:min-label-width="0.25in" text:list-level-position-and-space-mode="label-alignment">
          <style:list-level-label-alignment text:label-followed-by="listtab" fo:margin-left="3.5229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729in" text:min-label-width="0.25in" text:list-level-position-and-space-mode="label-alignment">
          <style:list-level-label-alignment text:label-followed-by="listtab" fo:margin-left="4.0229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729in" text:min-label-width="0.25in" text:list-level-position-and-space-mode="label-alignment">
          <style:list-level-label-alignment text:label-followed-by="listtab" fo:margin-left="4.5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kido Lynx</meta:initial-creator>
    <dc:creator>Skido Lynx</dc:creator>
    <meta:creation-date>2025-07-09T20:45:00Z</meta:creation-date>
    <dc:date>2025-07-09T20:45:00Z</dc:date>
    <meta:template xlink:href="Normal.dotm" xlink:type="simple"/>
    <meta:editing-cycles>12</meta:editing-cycles>
    <meta:editing-duration>PT540S</meta:editing-duration>
    <meta:document-statistic meta:page-count="1" meta:paragraph-count="80" meta:word-count="6055" meta:character-count="40493" meta:row-count="287" meta:non-whitespace-character-count="34518"/>
  </office:meta>
</office:document-meta>
</file>